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 Web Pro" svg:font-family="'Myriad Web Pro'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7.878cm"/>
    </style:style>
    <style:style style:name="co8" style:family="table-column">
      <style:table-column-properties fo:break-before="auto" style:column-width="9.78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padding="0.055cm"/>
      <style:text-properties style:font-name="Myriad Web Pro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333333" fo:padding="0.055cm"/>
      <style:text-properties style:font-name="Myriad Web Pro" fo:font-weight="bold" style:font-weight-asian="bold" style:font-weight-complex="bold"/>
    </style:style>
    <style:style style:name="ce3" style:family="table-cell" style:parent-style-name="Default">
      <style:table-cell-properties fo:background-color="#333333" style:text-align-source="fix" style:repeat-content="false" fo:padding="0.055cm"/>
      <style:paragraph-properties fo:text-align="center"/>
      <style:text-properties style:font-name="Myriad Web Pro" fo:font-size="11pt" fo:font-weight="bold" style:font-size-asian="11pt" style:font-weight-asian="bold" style:font-size-complex="11pt" style:font-weight-complex="bold"/>
      <style:map style:condition="cell-content()=&quot;I&quot;" style:apply-style-name="Green_20_background" style:base-cell-address="Sheet1.B1"/>
      <style:map style:condition="cell-content()=&quot;O&quot;" style:apply-style-name="Red_20_background" style:base-cell-address="Sheet1.B1"/>
    </style:style>
    <style:style style:name="ce4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I&quot;" style:apply-style-name="Green_20_background" style:base-cell-address="Sheet1.B2"/>
      <style:map style:condition="cell-content()=&quot;O&quot;" style:apply-style-name="Red_20_background" style:base-cell-address="Sheet1.B2"/>
    </style:style>
    <style:style style:name="ce5" style:family="table-cell" style:parent-style-name="Default">
      <style:table-cell-properties fo:background-color="#333333" style:text-align-source="fix" style:repeat-content="false" fo:padding="0.055cm"/>
      <style:paragraph-properties fo:text-align="center"/>
      <style:text-properties style:font-name="Myriad Web Pro" fo:font-size="11pt" fo:font-weight="bold" style:font-size-asian="11pt" style:font-weight-asian="bold" style:font-size-complex="11pt" style:font-weight-complex="bold"/>
      <style:map style:condition="cell-content()=&quot;I&quot;" style:apply-style-name="Green_20_background" style:base-cell-address="Sheet1.C1"/>
      <style:map style:condition="cell-content()=&quot;O&quot;" style:apply-style-name="Red_20_background" style:base-cell-address="Sheet1.C1"/>
    </style:style>
    <style:style style:name="ce6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I&quot;" style:apply-style-name="Green_20_background" style:base-cell-address="Sheet1.C2"/>
      <style:map style:condition="cell-content()=&quot;O&quot;" style:apply-style-name="Red_20_background" style:base-cell-address="Sheet1.C2"/>
    </style:style>
    <style:style style:name="ce7" style:family="table-cell" style:parent-style-name="Default">
      <style:table-cell-properties fo:background-color="#333333" style:text-align-source="fix" style:repeat-content="false" fo:padding="0.055cm"/>
      <style:paragraph-properties fo:text-align="center"/>
      <style:text-properties style:font-name="Myriad Web Pro" fo:font-size="11pt" fo:font-weight="bold" style:font-size-asian="11pt" style:font-weight-asian="bold" style:font-size-complex="11pt" style:font-weight-complex="bold"/>
      <style:map style:condition="cell-content()=&quot;I&quot;" style:apply-style-name="Green_20_background" style:base-cell-address="Sheet1.D1"/>
      <style:map style:condition="cell-content()=&quot;O&quot;" style:apply-style-name="Red_20_background" style:base-cell-address="Sheet1.D1"/>
    </style:style>
    <style:style style:name="ce8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I&quot;" style:apply-style-name="Green_20_background" style:base-cell-address="Sheet1.D2"/>
      <style:map style:condition="cell-content()=&quot;O&quot;" style:apply-style-name="Red_20_background" style:base-cell-address="Sheet1.D2"/>
    </style:style>
    <style:style style:name="ce9" style:family="table-cell" style:parent-style-name="Default">
      <style:table-cell-properties fo:background-color="#333333" style:text-align-source="fix" style:repeat-content="false" fo:padding="0.055cm"/>
      <style:paragraph-properties fo:text-align="center"/>
      <style:text-properties style:font-name="Myriad Web Pro" fo:font-size="11pt" fo:font-weight="bold" style:font-size-asian="11pt" style:font-weight-asian="bold" style:font-size-complex="11pt" style:font-weight-complex="bold"/>
      <style:map style:condition="cell-content()=&quot;I&quot;" style:apply-style-name="Green_20_background" style:base-cell-address="Sheet1.E1"/>
      <style:map style:condition="cell-content()=&quot;O&quot;" style:apply-style-name="Red_20_background" style:base-cell-address="Sheet1.E1"/>
    </style:style>
    <style:style style:name="ce10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I&quot;" style:apply-style-name="Green_20_background" style:base-cell-address="Sheet1.E2"/>
      <style:map style:condition="cell-content()=&quot;O&quot;" style:apply-style-name="Red_20_background" style:base-cell-address="Sheet1.E2"/>
    </style:style>
    <style:style style:name="ce11" style:family="table-cell" style:parent-style-name="Default">
      <style:table-cell-properties fo:background-color="#333333" style:text-align-source="fix" style:repeat-content="false" fo:padding="0.055cm"/>
      <style:paragraph-properties fo:text-align="center"/>
      <style:text-properties style:font-name="Myriad Web Pro" fo:font-size="11pt" fo:font-weight="bold" style:font-size-asian="11pt" style:font-weight-asian="bold" style:font-size-complex="11pt" style:font-weight-complex="bold"/>
      <style:map style:condition="cell-content()=&quot;I&quot;" style:apply-style-name="Green_20_background" style:base-cell-address="Sheet1.F1"/>
      <style:map style:condition="cell-content()=&quot;O&quot;" style:apply-style-name="Red_20_background" style:base-cell-address="Sheet1.F1"/>
    </style:style>
    <style:style style:name="ce12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I&quot;" style:apply-style-name="Green_20_background" style:base-cell-address="Sheet1.F2"/>
      <style:map style:condition="cell-content()=&quot;O&quot;" style:apply-style-name="Red_20_background" style:base-cell-address="Sheet1.F2"/>
    </style:style>
    <style:style style:name="ce13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I&quot;" style:apply-style-name="Green_20_background" style:base-cell-address="Sheet1.F63"/>
      <style:map style:condition="cell-content()=&quot;O&quot;" style:apply-style-name="Red_20_background" style:base-cell-address="Sheet1.F63"/>
    </style:style>
    <style:style style:name="ce14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I&quot;" style:apply-style-name="Green_20_background" style:base-cell-address="Sheet1.F14"/>
      <style:map style:condition="cell-content()=&quot;O&quot;" style:apply-style-name="Red_20_background" style:base-cell-address="Sheet1.F14"/>
    </style:style>
    <style:style style:name="ce15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I&quot;" style:apply-style-name="Green_20_background" style:base-cell-address="Sheet1.F15"/>
      <style:map style:condition="cell-content()=&quot;O&quot;" style:apply-style-name="Red_20_background" style:base-cell-address="Sheet1.F15"/>
    </style:style>
    <style:style style:name="ce16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I&quot;" style:apply-style-name="Green_20_background" style:base-cell-address="Sheet1.F19"/>
      <style:map style:condition="cell-content()=&quot;O&quot;" style:apply-style-name="Red_20_background" style:base-cell-address="Sheet1.F19"/>
    </style:style>
    <style:style style:name="ce17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I&quot;" style:apply-style-name="Green_20_background" style:base-cell-address="Sheet1.F25"/>
      <style:map style:condition="cell-content()=&quot;O&quot;" style:apply-style-name="Red_20_background" style:base-cell-address="Sheet1.F25"/>
    </style:style>
    <style:style style:name="ce18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I&quot;" style:apply-style-name="Green_20_background" style:base-cell-address="Sheet1.F35"/>
      <style:map style:condition="cell-content()=&quot;O&quot;" style:apply-style-name="Red_20_background" style:base-cell-address="Sheet1.F35"/>
    </style:style>
    <style:style style:name="ce19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I&quot;" style:apply-style-name="Green_20_background" style:base-cell-address="Sheet1.F39"/>
      <style:map style:condition="cell-content()=&quot;O&quot;" style:apply-style-name="Red_20_background" style:base-cell-address="Sheet1.F39"/>
    </style:style>
    <style:style style:name="ce20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I&quot;" style:apply-style-name="Green_20_background" style:base-cell-address="Sheet1.F40"/>
      <style:map style:condition="cell-content()=&quot;O&quot;" style:apply-style-name="Red_20_background" style:base-cell-address="Sheet1.F40"/>
    </style:style>
    <style:style style:name="ce21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I&quot;" style:apply-style-name="Green_20_background" style:base-cell-address="Sheet1.F41"/>
      <style:map style:condition="cell-content()=&quot;O&quot;" style:apply-style-name="Red_20_background" style:base-cell-address="Sheet1.F41"/>
    </style:style>
    <style:style style:name="ce22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I&quot;" style:apply-style-name="Green_20_background" style:base-cell-address="Sheet1.F42"/>
      <style:map style:condition="cell-content()=&quot;O&quot;" style:apply-style-name="Red_20_background" style:base-cell-address="Sheet1.F42"/>
    </style:style>
    <style:style style:name="ce23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I&quot;" style:apply-style-name="Green_20_background" style:base-cell-address="Sheet1.F46"/>
      <style:map style:condition="cell-content()=&quot;O&quot;" style:apply-style-name="Red_20_background" style:base-cell-address="Sheet1.F46"/>
    </style:style>
    <style:style style:name="ce24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I&quot;" style:apply-style-name="Green_20_background" style:base-cell-address="Sheet1.F9"/>
      <style:map style:condition="cell-content()=&quot;O&quot;" style:apply-style-name="Red_20_background" style:base-cell-address="Sheet1.F9"/>
    </style:style>
    <style:style style:name="ce25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I&quot;" style:apply-style-name="Green_20_background" style:base-cell-address="Sheet1.F13"/>
      <style:map style:condition="cell-content()=&quot;O&quot;" style:apply-style-name="Red_20_background" style:base-cell-address="Sheet1.F13"/>
    </style:style>
    <style:style style:name="ce26" style:family="table-cell" style:parent-style-name="Default">
      <style:table-cell-properties fo:background-color="#333333" fo:padding="0.055cm"/>
      <style:text-properties style:font-name="Myriad Web Pro" fo:font-size="11pt" fo:font-weight="bold" style:font-size-asian="11pt" style:font-weight-asian="bold" style:font-size-complex="11pt" style:font-weight-complex="bold"/>
      <style:map style:condition="cell-content()=&quot;PB0&quot;" style:apply-style-name="Purple_20_Background" style:base-cell-address="Sheet1.G1"/>
      <style:map style:condition="cell-content()=&quot;PB1&quot;" style:apply-style-name="Cyan_20_Background" style:base-cell-address="Sheet1.G1"/>
      <style:map style:condition="cell-content()=&quot;PB2&quot;" style:apply-style-name="Yellow_20_Background" style:base-cell-address="Sheet1.G1"/>
      <style:map style:condition="cell-content()=&quot;PB3&quot;" style:apply-style-name="Brown_20_Background" style:base-cell-address="Sheet1.G1"/>
    </style:style>
    <style:style style:name="ce27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3"/>
      <style:map style:condition="cell-content()=&quot;PB1&quot;" style:apply-style-name="Cyan_20_Background" style:base-cell-address="Sheet1.G3"/>
      <style:map style:condition="cell-content()=&quot;PB2&quot;" style:apply-style-name="Yellow_20_Background" style:base-cell-address="Sheet1.G3"/>
      <style:map style:condition="cell-content()=&quot;PB3&quot;" style:apply-style-name="Brown_20_Background" style:base-cell-address="Sheet1.G3"/>
    </style:style>
    <style:style style:name="ce28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2"/>
      <style:map style:condition="cell-content()=&quot;PB1&quot;" style:apply-style-name="Cyan_20_Background" style:base-cell-address="Sheet1.G2"/>
      <style:map style:condition="cell-content()=&quot;PB2&quot;" style:apply-style-name="Yellow_20_Background" style:base-cell-address="Sheet1.G2"/>
      <style:map style:condition="cell-content()=&quot;PB3&quot;" style:apply-style-name="Brown_20_Background" style:base-cell-address="Sheet1.G2"/>
    </style:style>
    <style:style style:name="ce29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47"/>
      <style:map style:condition="cell-content()=&quot;PB1&quot;" style:apply-style-name="Cyan_20_Background" style:base-cell-address="Sheet1.G47"/>
      <style:map style:condition="cell-content()=&quot;PB2&quot;" style:apply-style-name="Yellow_20_Background" style:base-cell-address="Sheet1.G47"/>
      <style:map style:condition="cell-content()=&quot;PB3&quot;" style:apply-style-name="Brown_20_Background" style:base-cell-address="Sheet1.G47"/>
    </style:style>
    <style:style style:name="ce30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48"/>
      <style:map style:condition="cell-content()=&quot;PB1&quot;" style:apply-style-name="Cyan_20_Background" style:base-cell-address="Sheet1.G48"/>
      <style:map style:condition="cell-content()=&quot;PB2&quot;" style:apply-style-name="Yellow_20_Background" style:base-cell-address="Sheet1.G48"/>
      <style:map style:condition="cell-content()=&quot;PB3&quot;" style:apply-style-name="Brown_20_Background" style:base-cell-address="Sheet1.G48"/>
    </style:style>
    <style:style style:name="ce31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49"/>
      <style:map style:condition="cell-content()=&quot;PB1&quot;" style:apply-style-name="Cyan_20_Background" style:base-cell-address="Sheet1.G49"/>
      <style:map style:condition="cell-content()=&quot;PB2&quot;" style:apply-style-name="Yellow_20_Background" style:base-cell-address="Sheet1.G49"/>
      <style:map style:condition="cell-content()=&quot;PB3&quot;" style:apply-style-name="Brown_20_Background" style:base-cell-address="Sheet1.G49"/>
    </style:style>
    <style:style style:name="ce32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50"/>
      <style:map style:condition="cell-content()=&quot;PB1&quot;" style:apply-style-name="Cyan_20_Background" style:base-cell-address="Sheet1.G50"/>
      <style:map style:condition="cell-content()=&quot;PB2&quot;" style:apply-style-name="Yellow_20_Background" style:base-cell-address="Sheet1.G50"/>
      <style:map style:condition="cell-content()=&quot;PB3&quot;" style:apply-style-name="Brown_20_Background" style:base-cell-address="Sheet1.G50"/>
    </style:style>
    <style:style style:name="ce33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51"/>
      <style:map style:condition="cell-content()=&quot;PB1&quot;" style:apply-style-name="Cyan_20_Background" style:base-cell-address="Sheet1.G51"/>
      <style:map style:condition="cell-content()=&quot;PB2&quot;" style:apply-style-name="Yellow_20_Background" style:base-cell-address="Sheet1.G51"/>
      <style:map style:condition="cell-content()=&quot;PB3&quot;" style:apply-style-name="Brown_20_Background" style:base-cell-address="Sheet1.G51"/>
    </style:style>
    <style:style style:name="ce34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52"/>
      <style:map style:condition="cell-content()=&quot;PB1&quot;" style:apply-style-name="Cyan_20_Background" style:base-cell-address="Sheet1.G52"/>
      <style:map style:condition="cell-content()=&quot;PB2&quot;" style:apply-style-name="Yellow_20_Background" style:base-cell-address="Sheet1.G52"/>
      <style:map style:condition="cell-content()=&quot;PB3&quot;" style:apply-style-name="Brown_20_Background" style:base-cell-address="Sheet1.G52"/>
    </style:style>
    <style:style style:name="ce35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53"/>
      <style:map style:condition="cell-content()=&quot;PB1&quot;" style:apply-style-name="Cyan_20_Background" style:base-cell-address="Sheet1.G53"/>
      <style:map style:condition="cell-content()=&quot;PB2&quot;" style:apply-style-name="Yellow_20_Background" style:base-cell-address="Sheet1.G53"/>
      <style:map style:condition="cell-content()=&quot;PB3&quot;" style:apply-style-name="Brown_20_Background" style:base-cell-address="Sheet1.G53"/>
    </style:style>
    <style:style style:name="ce36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54"/>
      <style:map style:condition="cell-content()=&quot;PB1&quot;" style:apply-style-name="Cyan_20_Background" style:base-cell-address="Sheet1.G54"/>
      <style:map style:condition="cell-content()=&quot;PB2&quot;" style:apply-style-name="Yellow_20_Background" style:base-cell-address="Sheet1.G54"/>
      <style:map style:condition="cell-content()=&quot;PB3&quot;" style:apply-style-name="Brown_20_Background" style:base-cell-address="Sheet1.G54"/>
    </style:style>
    <style:style style:name="ce37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4"/>
      <style:map style:condition="cell-content()=&quot;PB1&quot;" style:apply-style-name="Cyan_20_Background" style:base-cell-address="Sheet1.G4"/>
      <style:map style:condition="cell-content()=&quot;PB2&quot;" style:apply-style-name="Yellow_20_Background" style:base-cell-address="Sheet1.G4"/>
      <style:map style:condition="cell-content()=&quot;PB3&quot;" style:apply-style-name="Brown_20_Background" style:base-cell-address="Sheet1.G4"/>
    </style:style>
    <style:style style:name="ce38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5"/>
      <style:map style:condition="cell-content()=&quot;PB1&quot;" style:apply-style-name="Cyan_20_Background" style:base-cell-address="Sheet1.G5"/>
      <style:map style:condition="cell-content()=&quot;PB2&quot;" style:apply-style-name="Yellow_20_Background" style:base-cell-address="Sheet1.G5"/>
      <style:map style:condition="cell-content()=&quot;PB3&quot;" style:apply-style-name="Brown_20_Background" style:base-cell-address="Sheet1.G5"/>
    </style:style>
    <style:style style:name="ce39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63"/>
      <style:map style:condition="cell-content()=&quot;PB1&quot;" style:apply-style-name="Cyan_20_Background" style:base-cell-address="Sheet1.G63"/>
      <style:map style:condition="cell-content()=&quot;PB2&quot;" style:apply-style-name="Yellow_20_Background" style:base-cell-address="Sheet1.G63"/>
      <style:map style:condition="cell-content()=&quot;PB3&quot;" style:apply-style-name="Brown_20_Background" style:base-cell-address="Sheet1.G63"/>
    </style:style>
    <style:style style:name="ce40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64"/>
      <style:map style:condition="cell-content()=&quot;PB1&quot;" style:apply-style-name="Cyan_20_Background" style:base-cell-address="Sheet1.G64"/>
      <style:map style:condition="cell-content()=&quot;PB2&quot;" style:apply-style-name="Yellow_20_Background" style:base-cell-address="Sheet1.G64"/>
      <style:map style:condition="cell-content()=&quot;PB3&quot;" style:apply-style-name="Brown_20_Background" style:base-cell-address="Sheet1.G64"/>
    </style:style>
    <style:style style:name="ce41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14"/>
      <style:map style:condition="cell-content()=&quot;PB1&quot;" style:apply-style-name="Cyan_20_Background" style:base-cell-address="Sheet1.G14"/>
      <style:map style:condition="cell-content()=&quot;PB2&quot;" style:apply-style-name="Yellow_20_Background" style:base-cell-address="Sheet1.G14"/>
      <style:map style:condition="cell-content()=&quot;PB3&quot;" style:apply-style-name="Brown_20_Background" style:base-cell-address="Sheet1.G14"/>
    </style:style>
    <style:style style:name="ce42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15"/>
      <style:map style:condition="cell-content()=&quot;PB1&quot;" style:apply-style-name="Cyan_20_Background" style:base-cell-address="Sheet1.G15"/>
      <style:map style:condition="cell-content()=&quot;PB2&quot;" style:apply-style-name="Yellow_20_Background" style:base-cell-address="Sheet1.G15"/>
      <style:map style:condition="cell-content()=&quot;PB3&quot;" style:apply-style-name="Brown_20_Background" style:base-cell-address="Sheet1.G15"/>
    </style:style>
    <style:style style:name="ce43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16"/>
      <style:map style:condition="cell-content()=&quot;PB1&quot;" style:apply-style-name="Cyan_20_Background" style:base-cell-address="Sheet1.G16"/>
      <style:map style:condition="cell-content()=&quot;PB2&quot;" style:apply-style-name="Yellow_20_Background" style:base-cell-address="Sheet1.G16"/>
      <style:map style:condition="cell-content()=&quot;PB3&quot;" style:apply-style-name="Brown_20_Background" style:base-cell-address="Sheet1.G16"/>
    </style:style>
    <style:style style:name="ce44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17"/>
      <style:map style:condition="cell-content()=&quot;PB1&quot;" style:apply-style-name="Cyan_20_Background" style:base-cell-address="Sheet1.G17"/>
      <style:map style:condition="cell-content()=&quot;PB2&quot;" style:apply-style-name="Yellow_20_Background" style:base-cell-address="Sheet1.G17"/>
      <style:map style:condition="cell-content()=&quot;PB3&quot;" style:apply-style-name="Brown_20_Background" style:base-cell-address="Sheet1.G17"/>
    </style:style>
    <style:style style:name="ce45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18"/>
      <style:map style:condition="cell-content()=&quot;PB1&quot;" style:apply-style-name="Cyan_20_Background" style:base-cell-address="Sheet1.G18"/>
      <style:map style:condition="cell-content()=&quot;PB2&quot;" style:apply-style-name="Yellow_20_Background" style:base-cell-address="Sheet1.G18"/>
      <style:map style:condition="cell-content()=&quot;PB3&quot;" style:apply-style-name="Brown_20_Background" style:base-cell-address="Sheet1.G18"/>
    </style:style>
    <style:style style:name="ce46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19"/>
      <style:map style:condition="cell-content()=&quot;PB1&quot;" style:apply-style-name="Cyan_20_Background" style:base-cell-address="Sheet1.G19"/>
      <style:map style:condition="cell-content()=&quot;PB2&quot;" style:apply-style-name="Yellow_20_Background" style:base-cell-address="Sheet1.G19"/>
      <style:map style:condition="cell-content()=&quot;PB3&quot;" style:apply-style-name="Brown_20_Background" style:base-cell-address="Sheet1.G19"/>
    </style:style>
    <style:style style:name="ce47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20"/>
      <style:map style:condition="cell-content()=&quot;PB1&quot;" style:apply-style-name="Cyan_20_Background" style:base-cell-address="Sheet1.G20"/>
      <style:map style:condition="cell-content()=&quot;PB2&quot;" style:apply-style-name="Yellow_20_Background" style:base-cell-address="Sheet1.G20"/>
      <style:map style:condition="cell-content()=&quot;PB3&quot;" style:apply-style-name="Brown_20_Background" style:base-cell-address="Sheet1.G20"/>
    </style:style>
    <style:style style:name="ce48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21"/>
      <style:map style:condition="cell-content()=&quot;PB1&quot;" style:apply-style-name="Cyan_20_Background" style:base-cell-address="Sheet1.G21"/>
      <style:map style:condition="cell-content()=&quot;PB2&quot;" style:apply-style-name="Yellow_20_Background" style:base-cell-address="Sheet1.G21"/>
      <style:map style:condition="cell-content()=&quot;PB3&quot;" style:apply-style-name="Brown_20_Background" style:base-cell-address="Sheet1.G21"/>
    </style:style>
    <style:style style:name="ce49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22"/>
      <style:map style:condition="cell-content()=&quot;PB1&quot;" style:apply-style-name="Cyan_20_Background" style:base-cell-address="Sheet1.G22"/>
      <style:map style:condition="cell-content()=&quot;PB2&quot;" style:apply-style-name="Yellow_20_Background" style:base-cell-address="Sheet1.G22"/>
      <style:map style:condition="cell-content()=&quot;PB3&quot;" style:apply-style-name="Brown_20_Background" style:base-cell-address="Sheet1.G22"/>
    </style:style>
    <style:style style:name="ce50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23"/>
      <style:map style:condition="cell-content()=&quot;PB1&quot;" style:apply-style-name="Cyan_20_Background" style:base-cell-address="Sheet1.G23"/>
      <style:map style:condition="cell-content()=&quot;PB2&quot;" style:apply-style-name="Yellow_20_Background" style:base-cell-address="Sheet1.G23"/>
      <style:map style:condition="cell-content()=&quot;PB3&quot;" style:apply-style-name="Brown_20_Background" style:base-cell-address="Sheet1.G23"/>
    </style:style>
    <style:style style:name="ce51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24"/>
      <style:map style:condition="cell-content()=&quot;PB1&quot;" style:apply-style-name="Cyan_20_Background" style:base-cell-address="Sheet1.G24"/>
      <style:map style:condition="cell-content()=&quot;PB2&quot;" style:apply-style-name="Yellow_20_Background" style:base-cell-address="Sheet1.G24"/>
      <style:map style:condition="cell-content()=&quot;PB3&quot;" style:apply-style-name="Brown_20_Background" style:base-cell-address="Sheet1.G24"/>
    </style:style>
    <style:style style:name="ce52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25"/>
      <style:map style:condition="cell-content()=&quot;PB1&quot;" style:apply-style-name="Cyan_20_Background" style:base-cell-address="Sheet1.G25"/>
      <style:map style:condition="cell-content()=&quot;PB2&quot;" style:apply-style-name="Yellow_20_Background" style:base-cell-address="Sheet1.G25"/>
      <style:map style:condition="cell-content()=&quot;PB3&quot;" style:apply-style-name="Brown_20_Background" style:base-cell-address="Sheet1.G25"/>
    </style:style>
    <style:style style:name="ce53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26"/>
      <style:map style:condition="cell-content()=&quot;PB1&quot;" style:apply-style-name="Cyan_20_Background" style:base-cell-address="Sheet1.G26"/>
      <style:map style:condition="cell-content()=&quot;PB2&quot;" style:apply-style-name="Yellow_20_Background" style:base-cell-address="Sheet1.G26"/>
      <style:map style:condition="cell-content()=&quot;PB3&quot;" style:apply-style-name="Brown_20_Background" style:base-cell-address="Sheet1.G26"/>
    </style:style>
    <style:style style:name="ce54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27"/>
      <style:map style:condition="cell-content()=&quot;PB1&quot;" style:apply-style-name="Cyan_20_Background" style:base-cell-address="Sheet1.G27"/>
      <style:map style:condition="cell-content()=&quot;PB2&quot;" style:apply-style-name="Yellow_20_Background" style:base-cell-address="Sheet1.G27"/>
      <style:map style:condition="cell-content()=&quot;PB3&quot;" style:apply-style-name="Brown_20_Background" style:base-cell-address="Sheet1.G27"/>
    </style:style>
    <style:style style:name="ce55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28"/>
      <style:map style:condition="cell-content()=&quot;PB1&quot;" style:apply-style-name="Cyan_20_Background" style:base-cell-address="Sheet1.G28"/>
      <style:map style:condition="cell-content()=&quot;PB2&quot;" style:apply-style-name="Yellow_20_Background" style:base-cell-address="Sheet1.G28"/>
      <style:map style:condition="cell-content()=&quot;PB3&quot;" style:apply-style-name="Brown_20_Background" style:base-cell-address="Sheet1.G28"/>
    </style:style>
    <style:style style:name="ce56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29"/>
      <style:map style:condition="cell-content()=&quot;PB1&quot;" style:apply-style-name="Cyan_20_Background" style:base-cell-address="Sheet1.G29"/>
      <style:map style:condition="cell-content()=&quot;PB2&quot;" style:apply-style-name="Yellow_20_Background" style:base-cell-address="Sheet1.G29"/>
      <style:map style:condition="cell-content()=&quot;PB3&quot;" style:apply-style-name="Brown_20_Background" style:base-cell-address="Sheet1.G29"/>
    </style:style>
    <style:style style:name="ce57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30"/>
      <style:map style:condition="cell-content()=&quot;PB1&quot;" style:apply-style-name="Cyan_20_Background" style:base-cell-address="Sheet1.G30"/>
      <style:map style:condition="cell-content()=&quot;PB2&quot;" style:apply-style-name="Yellow_20_Background" style:base-cell-address="Sheet1.G30"/>
      <style:map style:condition="cell-content()=&quot;PB3&quot;" style:apply-style-name="Brown_20_Background" style:base-cell-address="Sheet1.G30"/>
    </style:style>
    <style:style style:name="ce58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31"/>
      <style:map style:condition="cell-content()=&quot;PB1&quot;" style:apply-style-name="Cyan_20_Background" style:base-cell-address="Sheet1.G31"/>
      <style:map style:condition="cell-content()=&quot;PB2&quot;" style:apply-style-name="Yellow_20_Background" style:base-cell-address="Sheet1.G31"/>
      <style:map style:condition="cell-content()=&quot;PB3&quot;" style:apply-style-name="Brown_20_Background" style:base-cell-address="Sheet1.G31"/>
    </style:style>
    <style:style style:name="ce59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32"/>
      <style:map style:condition="cell-content()=&quot;PB1&quot;" style:apply-style-name="Cyan_20_Background" style:base-cell-address="Sheet1.G32"/>
      <style:map style:condition="cell-content()=&quot;PB2&quot;" style:apply-style-name="Yellow_20_Background" style:base-cell-address="Sheet1.G32"/>
      <style:map style:condition="cell-content()=&quot;PB3&quot;" style:apply-style-name="Brown_20_Background" style:base-cell-address="Sheet1.G32"/>
    </style:style>
    <style:style style:name="ce60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33"/>
      <style:map style:condition="cell-content()=&quot;PB1&quot;" style:apply-style-name="Cyan_20_Background" style:base-cell-address="Sheet1.G33"/>
      <style:map style:condition="cell-content()=&quot;PB2&quot;" style:apply-style-name="Yellow_20_Background" style:base-cell-address="Sheet1.G33"/>
      <style:map style:condition="cell-content()=&quot;PB3&quot;" style:apply-style-name="Brown_20_Background" style:base-cell-address="Sheet1.G33"/>
    </style:style>
    <style:style style:name="ce61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34"/>
      <style:map style:condition="cell-content()=&quot;PB1&quot;" style:apply-style-name="Cyan_20_Background" style:base-cell-address="Sheet1.G34"/>
      <style:map style:condition="cell-content()=&quot;PB2&quot;" style:apply-style-name="Yellow_20_Background" style:base-cell-address="Sheet1.G34"/>
      <style:map style:condition="cell-content()=&quot;PB3&quot;" style:apply-style-name="Brown_20_Background" style:base-cell-address="Sheet1.G34"/>
    </style:style>
    <style:style style:name="ce62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35"/>
      <style:map style:condition="cell-content()=&quot;PB1&quot;" style:apply-style-name="Cyan_20_Background" style:base-cell-address="Sheet1.G35"/>
      <style:map style:condition="cell-content()=&quot;PB2&quot;" style:apply-style-name="Yellow_20_Background" style:base-cell-address="Sheet1.G35"/>
      <style:map style:condition="cell-content()=&quot;PB3&quot;" style:apply-style-name="Brown_20_Background" style:base-cell-address="Sheet1.G35"/>
    </style:style>
    <style:style style:name="ce63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36"/>
      <style:map style:condition="cell-content()=&quot;PB1&quot;" style:apply-style-name="Cyan_20_Background" style:base-cell-address="Sheet1.G36"/>
      <style:map style:condition="cell-content()=&quot;PB2&quot;" style:apply-style-name="Yellow_20_Background" style:base-cell-address="Sheet1.G36"/>
      <style:map style:condition="cell-content()=&quot;PB3&quot;" style:apply-style-name="Brown_20_Background" style:base-cell-address="Sheet1.G36"/>
    </style:style>
    <style:style style:name="ce64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37"/>
      <style:map style:condition="cell-content()=&quot;PB1&quot;" style:apply-style-name="Cyan_20_Background" style:base-cell-address="Sheet1.G37"/>
      <style:map style:condition="cell-content()=&quot;PB2&quot;" style:apply-style-name="Yellow_20_Background" style:base-cell-address="Sheet1.G37"/>
      <style:map style:condition="cell-content()=&quot;PB3&quot;" style:apply-style-name="Brown_20_Background" style:base-cell-address="Sheet1.G37"/>
    </style:style>
    <style:style style:name="ce65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38"/>
      <style:map style:condition="cell-content()=&quot;PB1&quot;" style:apply-style-name="Cyan_20_Background" style:base-cell-address="Sheet1.G38"/>
      <style:map style:condition="cell-content()=&quot;PB2&quot;" style:apply-style-name="Yellow_20_Background" style:base-cell-address="Sheet1.G38"/>
      <style:map style:condition="cell-content()=&quot;PB3&quot;" style:apply-style-name="Brown_20_Background" style:base-cell-address="Sheet1.G38"/>
    </style:style>
    <style:style style:name="ce66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39"/>
      <style:map style:condition="cell-content()=&quot;PB1&quot;" style:apply-style-name="Cyan_20_Background" style:base-cell-address="Sheet1.G39"/>
      <style:map style:condition="cell-content()=&quot;PB2&quot;" style:apply-style-name="Yellow_20_Background" style:base-cell-address="Sheet1.G39"/>
      <style:map style:condition="cell-content()=&quot;PB3&quot;" style:apply-style-name="Brown_20_Background" style:base-cell-address="Sheet1.G39"/>
    </style:style>
    <style:style style:name="ce67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40"/>
      <style:map style:condition="cell-content()=&quot;PB1&quot;" style:apply-style-name="Cyan_20_Background" style:base-cell-address="Sheet1.G40"/>
      <style:map style:condition="cell-content()=&quot;PB2&quot;" style:apply-style-name="Yellow_20_Background" style:base-cell-address="Sheet1.G40"/>
      <style:map style:condition="cell-content()=&quot;PB3&quot;" style:apply-style-name="Brown_20_Background" style:base-cell-address="Sheet1.G40"/>
    </style:style>
    <style:style style:name="ce68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41"/>
      <style:map style:condition="cell-content()=&quot;PB1&quot;" style:apply-style-name="Cyan_20_Background" style:base-cell-address="Sheet1.G41"/>
      <style:map style:condition="cell-content()=&quot;PB2&quot;" style:apply-style-name="Yellow_20_Background" style:base-cell-address="Sheet1.G41"/>
      <style:map style:condition="cell-content()=&quot;PB3&quot;" style:apply-style-name="Brown_20_Background" style:base-cell-address="Sheet1.G41"/>
    </style:style>
    <style:style style:name="ce69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42"/>
      <style:map style:condition="cell-content()=&quot;PB1&quot;" style:apply-style-name="Cyan_20_Background" style:base-cell-address="Sheet1.G42"/>
      <style:map style:condition="cell-content()=&quot;PB2&quot;" style:apply-style-name="Yellow_20_Background" style:base-cell-address="Sheet1.G42"/>
      <style:map style:condition="cell-content()=&quot;PB3&quot;" style:apply-style-name="Brown_20_Background" style:base-cell-address="Sheet1.G42"/>
    </style:style>
    <style:style style:name="ce70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43"/>
      <style:map style:condition="cell-content()=&quot;PB1&quot;" style:apply-style-name="Cyan_20_Background" style:base-cell-address="Sheet1.G43"/>
      <style:map style:condition="cell-content()=&quot;PB2&quot;" style:apply-style-name="Yellow_20_Background" style:base-cell-address="Sheet1.G43"/>
      <style:map style:condition="cell-content()=&quot;PB3&quot;" style:apply-style-name="Brown_20_Background" style:base-cell-address="Sheet1.G43"/>
    </style:style>
    <style:style style:name="ce71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44"/>
      <style:map style:condition="cell-content()=&quot;PB1&quot;" style:apply-style-name="Cyan_20_Background" style:base-cell-address="Sheet1.G44"/>
      <style:map style:condition="cell-content()=&quot;PB2&quot;" style:apply-style-name="Yellow_20_Background" style:base-cell-address="Sheet1.G44"/>
      <style:map style:condition="cell-content()=&quot;PB3&quot;" style:apply-style-name="Brown_20_Background" style:base-cell-address="Sheet1.G44"/>
    </style:style>
    <style:style style:name="ce72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45"/>
      <style:map style:condition="cell-content()=&quot;PB1&quot;" style:apply-style-name="Cyan_20_Background" style:base-cell-address="Sheet1.G45"/>
      <style:map style:condition="cell-content()=&quot;PB2&quot;" style:apply-style-name="Yellow_20_Background" style:base-cell-address="Sheet1.G45"/>
      <style:map style:condition="cell-content()=&quot;PB3&quot;" style:apply-style-name="Brown_20_Background" style:base-cell-address="Sheet1.G45"/>
    </style:style>
    <style:style style:name="ce73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46"/>
      <style:map style:condition="cell-content()=&quot;PB1&quot;" style:apply-style-name="Cyan_20_Background" style:base-cell-address="Sheet1.G46"/>
      <style:map style:condition="cell-content()=&quot;PB2&quot;" style:apply-style-name="Yellow_20_Background" style:base-cell-address="Sheet1.G46"/>
      <style:map style:condition="cell-content()=&quot;PB3&quot;" style:apply-style-name="Brown_20_Background" style:base-cell-address="Sheet1.G46"/>
    </style:style>
    <style:style style:name="ce74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9"/>
      <style:map style:condition="cell-content()=&quot;PB1&quot;" style:apply-style-name="Cyan_20_Background" style:base-cell-address="Sheet1.G9"/>
      <style:map style:condition="cell-content()=&quot;PB2&quot;" style:apply-style-name="Yellow_20_Background" style:base-cell-address="Sheet1.G9"/>
      <style:map style:condition="cell-content()=&quot;PB3&quot;" style:apply-style-name="Brown_20_Background" style:base-cell-address="Sheet1.G9"/>
    </style:style>
    <style:style style:name="ce75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10"/>
      <style:map style:condition="cell-content()=&quot;PB1&quot;" style:apply-style-name="Cyan_20_Background" style:base-cell-address="Sheet1.G10"/>
      <style:map style:condition="cell-content()=&quot;PB2&quot;" style:apply-style-name="Yellow_20_Background" style:base-cell-address="Sheet1.G10"/>
      <style:map style:condition="cell-content()=&quot;PB3&quot;" style:apply-style-name="Brown_20_Background" style:base-cell-address="Sheet1.G10"/>
    </style:style>
    <style:style style:name="ce76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6"/>
      <style:map style:condition="cell-content()=&quot;PB1&quot;" style:apply-style-name="Cyan_20_Background" style:base-cell-address="Sheet1.G6"/>
      <style:map style:condition="cell-content()=&quot;PB2&quot;" style:apply-style-name="Yellow_20_Background" style:base-cell-address="Sheet1.G6"/>
      <style:map style:condition="cell-content()=&quot;PB3&quot;" style:apply-style-name="Brown_20_Background" style:base-cell-address="Sheet1.G6"/>
    </style:style>
    <style:style style:name="ce77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7"/>
      <style:map style:condition="cell-content()=&quot;PB1&quot;" style:apply-style-name="Cyan_20_Background" style:base-cell-address="Sheet1.G7"/>
      <style:map style:condition="cell-content()=&quot;PB2&quot;" style:apply-style-name="Yellow_20_Background" style:base-cell-address="Sheet1.G7"/>
      <style:map style:condition="cell-content()=&quot;PB3&quot;" style:apply-style-name="Brown_20_Background" style:base-cell-address="Sheet1.G7"/>
    </style:style>
    <style:style style:name="ce78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8"/>
      <style:map style:condition="cell-content()=&quot;PB1&quot;" style:apply-style-name="Cyan_20_Background" style:base-cell-address="Sheet1.G8"/>
      <style:map style:condition="cell-content()=&quot;PB2&quot;" style:apply-style-name="Yellow_20_Background" style:base-cell-address="Sheet1.G8"/>
      <style:map style:condition="cell-content()=&quot;PB3&quot;" style:apply-style-name="Brown_20_Background" style:base-cell-address="Sheet1.G8"/>
    </style:style>
    <style:style style:name="ce79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65"/>
      <style:map style:condition="cell-content()=&quot;PB1&quot;" style:apply-style-name="Cyan_20_Background" style:base-cell-address="Sheet1.G65"/>
      <style:map style:condition="cell-content()=&quot;PB2&quot;" style:apply-style-name="Yellow_20_Background" style:base-cell-address="Sheet1.G65"/>
      <style:map style:condition="cell-content()=&quot;PB3&quot;" style:apply-style-name="Brown_20_Background" style:base-cell-address="Sheet1.G65"/>
    </style:style>
    <style:style style:name="ce80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66"/>
      <style:map style:condition="cell-content()=&quot;PB1&quot;" style:apply-style-name="Cyan_20_Background" style:base-cell-address="Sheet1.G66"/>
      <style:map style:condition="cell-content()=&quot;PB2&quot;" style:apply-style-name="Yellow_20_Background" style:base-cell-address="Sheet1.G66"/>
      <style:map style:condition="cell-content()=&quot;PB3&quot;" style:apply-style-name="Brown_20_Background" style:base-cell-address="Sheet1.G66"/>
    </style:style>
    <style:style style:name="ce81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67"/>
      <style:map style:condition="cell-content()=&quot;PB1&quot;" style:apply-style-name="Cyan_20_Background" style:base-cell-address="Sheet1.G67"/>
      <style:map style:condition="cell-content()=&quot;PB2&quot;" style:apply-style-name="Yellow_20_Background" style:base-cell-address="Sheet1.G67"/>
      <style:map style:condition="cell-content()=&quot;PB3&quot;" style:apply-style-name="Brown_20_Background" style:base-cell-address="Sheet1.G67"/>
    </style:style>
    <style:style style:name="ce82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75"/>
      <style:map style:condition="cell-content()=&quot;PB1&quot;" style:apply-style-name="Cyan_20_Background" style:base-cell-address="Sheet1.G75"/>
      <style:map style:condition="cell-content()=&quot;PB2&quot;" style:apply-style-name="Yellow_20_Background" style:base-cell-address="Sheet1.G75"/>
      <style:map style:condition="cell-content()=&quot;PB3&quot;" style:apply-style-name="Brown_20_Background" style:base-cell-address="Sheet1.G75"/>
    </style:style>
    <style:style style:name="ce83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76"/>
      <style:map style:condition="cell-content()=&quot;PB1&quot;" style:apply-style-name="Cyan_20_Background" style:base-cell-address="Sheet1.G76"/>
      <style:map style:condition="cell-content()=&quot;PB2&quot;" style:apply-style-name="Yellow_20_Background" style:base-cell-address="Sheet1.G76"/>
      <style:map style:condition="cell-content()=&quot;PB3&quot;" style:apply-style-name="Brown_20_Background" style:base-cell-address="Sheet1.G76"/>
    </style:style>
    <style:style style:name="ce84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12"/>
      <style:map style:condition="cell-content()=&quot;PB1&quot;" style:apply-style-name="Cyan_20_Background" style:base-cell-address="Sheet1.G12"/>
      <style:map style:condition="cell-content()=&quot;PB2&quot;" style:apply-style-name="Yellow_20_Background" style:base-cell-address="Sheet1.G12"/>
      <style:map style:condition="cell-content()=&quot;PB3&quot;" style:apply-style-name="Brown_20_Background" style:base-cell-address="Sheet1.G12"/>
    </style:style>
    <style:style style:name="ce85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11"/>
      <style:map style:condition="cell-content()=&quot;PB1&quot;" style:apply-style-name="Cyan_20_Background" style:base-cell-address="Sheet1.G11"/>
      <style:map style:condition="cell-content()=&quot;PB2&quot;" style:apply-style-name="Yellow_20_Background" style:base-cell-address="Sheet1.G11"/>
      <style:map style:condition="cell-content()=&quot;PB3&quot;" style:apply-style-name="Brown_20_Background" style:base-cell-address="Sheet1.G11"/>
    </style:style>
    <style:style style:name="ce86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55"/>
      <style:map style:condition="cell-content()=&quot;PB1&quot;" style:apply-style-name="Cyan_20_Background" style:base-cell-address="Sheet1.G55"/>
      <style:map style:condition="cell-content()=&quot;PB2&quot;" style:apply-style-name="Yellow_20_Background" style:base-cell-address="Sheet1.G55"/>
      <style:map style:condition="cell-content()=&quot;PB3&quot;" style:apply-style-name="Brown_20_Background" style:base-cell-address="Sheet1.G55"/>
    </style:style>
    <style:style style:name="ce87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56"/>
      <style:map style:condition="cell-content()=&quot;PB1&quot;" style:apply-style-name="Cyan_20_Background" style:base-cell-address="Sheet1.G56"/>
      <style:map style:condition="cell-content()=&quot;PB2&quot;" style:apply-style-name="Yellow_20_Background" style:base-cell-address="Sheet1.G56"/>
      <style:map style:condition="cell-content()=&quot;PB3&quot;" style:apply-style-name="Brown_20_Background" style:base-cell-address="Sheet1.G56"/>
    </style:style>
    <style:style style:name="ce88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57"/>
      <style:map style:condition="cell-content()=&quot;PB1&quot;" style:apply-style-name="Cyan_20_Background" style:base-cell-address="Sheet1.G57"/>
      <style:map style:condition="cell-content()=&quot;PB2&quot;" style:apply-style-name="Yellow_20_Background" style:base-cell-address="Sheet1.G57"/>
      <style:map style:condition="cell-content()=&quot;PB3&quot;" style:apply-style-name="Brown_20_Background" style:base-cell-address="Sheet1.G57"/>
    </style:style>
    <style:style style:name="ce89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58"/>
      <style:map style:condition="cell-content()=&quot;PB1&quot;" style:apply-style-name="Cyan_20_Background" style:base-cell-address="Sheet1.G58"/>
      <style:map style:condition="cell-content()=&quot;PB2&quot;" style:apply-style-name="Yellow_20_Background" style:base-cell-address="Sheet1.G58"/>
      <style:map style:condition="cell-content()=&quot;PB3&quot;" style:apply-style-name="Brown_20_Background" style:base-cell-address="Sheet1.G58"/>
    </style:style>
    <style:style style:name="ce90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59"/>
      <style:map style:condition="cell-content()=&quot;PB1&quot;" style:apply-style-name="Cyan_20_Background" style:base-cell-address="Sheet1.G59"/>
      <style:map style:condition="cell-content()=&quot;PB2&quot;" style:apply-style-name="Yellow_20_Background" style:base-cell-address="Sheet1.G59"/>
      <style:map style:condition="cell-content()=&quot;PB3&quot;" style:apply-style-name="Brown_20_Background" style:base-cell-address="Sheet1.G59"/>
    </style:style>
    <style:style style:name="ce91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60"/>
      <style:map style:condition="cell-content()=&quot;PB1&quot;" style:apply-style-name="Cyan_20_Background" style:base-cell-address="Sheet1.G60"/>
      <style:map style:condition="cell-content()=&quot;PB2&quot;" style:apply-style-name="Yellow_20_Background" style:base-cell-address="Sheet1.G60"/>
      <style:map style:condition="cell-content()=&quot;PB3&quot;" style:apply-style-name="Brown_20_Background" style:base-cell-address="Sheet1.G60"/>
    </style:style>
    <style:style style:name="ce92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61"/>
      <style:map style:condition="cell-content()=&quot;PB1&quot;" style:apply-style-name="Cyan_20_Background" style:base-cell-address="Sheet1.G61"/>
      <style:map style:condition="cell-content()=&quot;PB2&quot;" style:apply-style-name="Yellow_20_Background" style:base-cell-address="Sheet1.G61"/>
      <style:map style:condition="cell-content()=&quot;PB3&quot;" style:apply-style-name="Brown_20_Background" style:base-cell-address="Sheet1.G61"/>
    </style:style>
    <style:style style:name="ce93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62"/>
      <style:map style:condition="cell-content()=&quot;PB1&quot;" style:apply-style-name="Cyan_20_Background" style:base-cell-address="Sheet1.G62"/>
      <style:map style:condition="cell-content()=&quot;PB2&quot;" style:apply-style-name="Yellow_20_Background" style:base-cell-address="Sheet1.G62"/>
      <style:map style:condition="cell-content()=&quot;PB3&quot;" style:apply-style-name="Brown_20_Background" style:base-cell-address="Sheet1.G62"/>
    </style:style>
    <style:style style:name="ce94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13"/>
      <style:map style:condition="cell-content()=&quot;PB1&quot;" style:apply-style-name="Cyan_20_Background" style:base-cell-address="Sheet1.G13"/>
      <style:map style:condition="cell-content()=&quot;PB2&quot;" style:apply-style-name="Yellow_20_Background" style:base-cell-address="Sheet1.G13"/>
      <style:map style:condition="cell-content()=&quot;PB3&quot;" style:apply-style-name="Brown_20_Background" style:base-cell-address="Sheet1.G13"/>
    </style:style>
    <style:style style:name="ce95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68"/>
      <style:map style:condition="cell-content()=&quot;PB1&quot;" style:apply-style-name="Cyan_20_Background" style:base-cell-address="Sheet1.G68"/>
      <style:map style:condition="cell-content()=&quot;PB2&quot;" style:apply-style-name="Yellow_20_Background" style:base-cell-address="Sheet1.G68"/>
      <style:map style:condition="cell-content()=&quot;PB3&quot;" style:apply-style-name="Brown_20_Background" style:base-cell-address="Sheet1.G68"/>
    </style:style>
    <style:style style:name="ce96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69"/>
      <style:map style:condition="cell-content()=&quot;PB1&quot;" style:apply-style-name="Cyan_20_Background" style:base-cell-address="Sheet1.G69"/>
      <style:map style:condition="cell-content()=&quot;PB2&quot;" style:apply-style-name="Yellow_20_Background" style:base-cell-address="Sheet1.G69"/>
      <style:map style:condition="cell-content()=&quot;PB3&quot;" style:apply-style-name="Brown_20_Background" style:base-cell-address="Sheet1.G69"/>
    </style:style>
    <style:style style:name="ce97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70"/>
      <style:map style:condition="cell-content()=&quot;PB1&quot;" style:apply-style-name="Cyan_20_Background" style:base-cell-address="Sheet1.G70"/>
      <style:map style:condition="cell-content()=&quot;PB2&quot;" style:apply-style-name="Yellow_20_Background" style:base-cell-address="Sheet1.G70"/>
      <style:map style:condition="cell-content()=&quot;PB3&quot;" style:apply-style-name="Brown_20_Background" style:base-cell-address="Sheet1.G70"/>
    </style:style>
    <style:style style:name="ce98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71"/>
      <style:map style:condition="cell-content()=&quot;PB1&quot;" style:apply-style-name="Cyan_20_Background" style:base-cell-address="Sheet1.G71"/>
      <style:map style:condition="cell-content()=&quot;PB2&quot;" style:apply-style-name="Yellow_20_Background" style:base-cell-address="Sheet1.G71"/>
      <style:map style:condition="cell-content()=&quot;PB3&quot;" style:apply-style-name="Brown_20_Background" style:base-cell-address="Sheet1.G71"/>
    </style:style>
    <style:style style:name="ce99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72"/>
      <style:map style:condition="cell-content()=&quot;PB1&quot;" style:apply-style-name="Cyan_20_Background" style:base-cell-address="Sheet1.G72"/>
      <style:map style:condition="cell-content()=&quot;PB2&quot;" style:apply-style-name="Yellow_20_Background" style:base-cell-address="Sheet1.G72"/>
      <style:map style:condition="cell-content()=&quot;PB3&quot;" style:apply-style-name="Brown_20_Background" style:base-cell-address="Sheet1.G72"/>
    </style:style>
    <style:style style:name="ce100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73"/>
      <style:map style:condition="cell-content()=&quot;PB1&quot;" style:apply-style-name="Cyan_20_Background" style:base-cell-address="Sheet1.G73"/>
      <style:map style:condition="cell-content()=&quot;PB2&quot;" style:apply-style-name="Yellow_20_Background" style:base-cell-address="Sheet1.G73"/>
      <style:map style:condition="cell-content()=&quot;PB3&quot;" style:apply-style-name="Brown_20_Background" style:base-cell-address="Sheet1.G73"/>
    </style:style>
    <style:style style:name="ce101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74"/>
      <style:map style:condition="cell-content()=&quot;PB1&quot;" style:apply-style-name="Cyan_20_Background" style:base-cell-address="Sheet1.G74"/>
      <style:map style:condition="cell-content()=&quot;PB2&quot;" style:apply-style-name="Yellow_20_Background" style:base-cell-address="Sheet1.G74"/>
      <style:map style:condition="cell-content()=&quot;PB3&quot;" style:apply-style-name="Brown_20_Background" style:base-cell-address="Sheet1.G74"/>
    </style:style>
    <style:style style:name="ce102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77"/>
      <style:map style:condition="cell-content()=&quot;PB1&quot;" style:apply-style-name="Cyan_20_Background" style:base-cell-address="Sheet1.G77"/>
      <style:map style:condition="cell-content()=&quot;PB2&quot;" style:apply-style-name="Yellow_20_Background" style:base-cell-address="Sheet1.G77"/>
      <style:map style:condition="cell-content()=&quot;PB3&quot;" style:apply-style-name="Brown_20_Background" style:base-cell-address="Sheet1.G77"/>
    </style:style>
    <style:style style:name="ce103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78"/>
      <style:map style:condition="cell-content()=&quot;PB1&quot;" style:apply-style-name="Cyan_20_Background" style:base-cell-address="Sheet1.G78"/>
      <style:map style:condition="cell-content()=&quot;PB2&quot;" style:apply-style-name="Yellow_20_Background" style:base-cell-address="Sheet1.G78"/>
      <style:map style:condition="cell-content()=&quot;PB3&quot;" style:apply-style-name="Brown_20_Background" style:base-cell-address="Sheet1.G78"/>
    </style:style>
    <style:style style:name="ce104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79"/>
      <style:map style:condition="cell-content()=&quot;PB1&quot;" style:apply-style-name="Cyan_20_Background" style:base-cell-address="Sheet1.G79"/>
      <style:map style:condition="cell-content()=&quot;PB2&quot;" style:apply-style-name="Yellow_20_Background" style:base-cell-address="Sheet1.G79"/>
      <style:map style:condition="cell-content()=&quot;PB3&quot;" style:apply-style-name="Brown_20_Background" style:base-cell-address="Sheet1.G79"/>
    </style:style>
    <style:style style:name="ce105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80"/>
      <style:map style:condition="cell-content()=&quot;PB1&quot;" style:apply-style-name="Cyan_20_Background" style:base-cell-address="Sheet1.G80"/>
      <style:map style:condition="cell-content()=&quot;PB2&quot;" style:apply-style-name="Yellow_20_Background" style:base-cell-address="Sheet1.G80"/>
      <style:map style:condition="cell-content()=&quot;PB3&quot;" style:apply-style-name="Brown_20_Background" style:base-cell-address="Sheet1.G80"/>
    </style:style>
    <style:style style:name="ce106" style:family="table-cell" style:parent-style-name="Default">
      <style:table-cell-properties style:text-align-source="fix" style:repeat-content="false" fo:padding="0.055cm"/>
      <style:paragraph-properties fo:text-align="center"/>
      <style:text-properties style:font-name="Myriad Web Pro"/>
      <style:map style:condition="cell-content()=&quot;PB0&quot;" style:apply-style-name="Purple_20_Background" style:base-cell-address="Sheet1.G81"/>
      <style:map style:condition="cell-content()=&quot;PB1&quot;" style:apply-style-name="Cyan_20_Background" style:base-cell-address="Sheet1.G81"/>
      <style:map style:condition="cell-content()=&quot;PB2&quot;" style:apply-style-name="Yellow_20_Background" style:base-cell-address="Sheet1.G81"/>
      <style:map style:condition="cell-content()=&quot;PB3&quot;" style:apply-style-name="Brown_20_Background" style:base-cell-address="Sheet1.G81"/>
    </style:style>
    <style:style style:name="ce107" style:family="table-cell" style:parent-style-name="Default">
      <style:table-cell-properties fo:background-color="#333333" fo:padding="0.055cm"/>
      <style:text-properties style:font-name="Myriad Web Pro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fo:padding="0.055cm"/>
      <style:text-properties style:font-name="Myriad Web Pro"/>
    </style:style>
    <style:style style:name="ce109" style:family="table-cell" style:parent-style-name="Default">
      <style:table-cell-properties fo:background-color="#333333" fo:padding="0.055cm"/>
      <style:text-properties style:font-name="Myriad Web Pro" fo:font-size="11pt" fo:font-weight="bold" style:font-size-asian="11pt" style:font-weight-asian="bold" style:font-size-complex="11pt" style:font-weight-complex="bold"/>
      <style:map style:condition="cell-content()=&quot;Open Drain&quot;" style:apply-style-name="Red_20_background" style:base-cell-address="Sheet1.I1"/>
    </style:style>
    <style:style style:name="ce110" style:family="table-cell" style:parent-style-name="Default">
      <style:table-cell-properties fo:padding="0.055cm"/>
      <style:text-properties style:font-name="Myriad Web Pro"/>
      <style:map style:condition="cell-content()=&quot;Open Drain&quot;" style:apply-style-name="Red_20_background" style:base-cell-address="Sheet1.I2"/>
    </style:style>
    <style:style style:name="ce111" style:family="table-cell" style:parent-style-name="Default">
      <style:table-cell-properties fo:background-color="#333333" fo:padding="0.055cm"/>
      <style:text-properties style:font-name="Myriad Web Pro"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fo:padding="0.055cm"/>
      <style:text-properties style:font-name="Myriad Web Pro"/>
    </style:style>
    <style:style style:name="ce113" style:family="table-cell" style:parent-style-name="Default">
      <style:table-cell-properties fo:padding="0.055cm"/>
      <style:text-properties style:font-name="Myriad Web Pro"/>
    </style:style>
    <style:style style:name="ce114" style:family="table-cell" style:parent-style-name="Default">
      <style:table-cell-properties fo:background-color="#333333" fo:padding="0.055cm"/>
      <style:text-properties style:font-name="Myriad Web Pro"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2" table:default-cell-style-name="ce8"/>
        <table:table-column table:style-name="co2" table:default-cell-style-name="ce10"/>
        <table:table-column table:style-name="co3" table:default-cell-style-name="ce12"/>
        <table:table-column table:style-name="co4" table:default-cell-style-name="ce106"/>
        <table:table-column table:style-name="co5" table:default-cell-style-name="ce108"/>
        <table:table-column table:style-name="co6" table:default-cell-style-name="ce110"/>
        <table:table-column table:style-name="co7" table:default-cell-style-name="ce112"/>
        <table:table-column table:style-name="co8" table:default-cell-style-name="ce108"/>
        <table:table-column table:style-name="co9" table:number-columns-repeated="1013" table:default-cell-style-name="ce108"/>
        <table:table-row table:style-name="ro1">
          <table:table-cell table:style-name="ce1" office:value-type="string" calcext:value-type="string">
            <text:p>Signal</text:p>
          </table:table-cell>
          <table:table-cell table:style-name="ce3" office:value-type="string" calcext:value-type="string">
            <text:p>PB0</text:p>
          </table:table-cell>
          <table:table-cell table:style-name="ce5" office:value-type="string" calcext:value-type="string">
            <text:p>PB1</text:p>
          </table:table-cell>
          <table:table-cell table:style-name="ce7" office:value-type="string" calcext:value-type="string">
            <text:p>PB2</text:p>
          </table:table-cell>
          <table:table-cell table:style-name="ce9" office:value-type="string" calcext:value-type="string">
            <text:p>PB3</text:p>
          </table:table-cell>
          <table:table-cell table:style-name="ce11" office:value-type="string" calcext:value-type="string">
            <text:p>DFP</text:p>
          </table:table-cell>
          <table:table-cell table:style-name="ce26" office:value-type="string" calcext:value-type="string">
            <text:p>Source</text:p>
          </table:table-cell>
          <table:table-cell table:style-name="ce107" office:value-type="string" calcext:value-type="string">
            <text:p>Source Unit</text:p>
          </table:table-cell>
          <table:table-cell table:style-name="ce109" office:value-type="string" calcext:value-type="string">
            <text:p>Type</text:p>
          </table:table-cell>
          <table:table-cell table:style-name="ce111" office:value-type="string" calcext:value-type="string">
            <text:p>Conditioning</text:p>
          </table:table-cell>
          <table:table-cell table:style-name="ce107" office:value-type="string" calcext:value-type="string">
            <text:p>Meaning</text:p>
          </table:table-cell>
          <table:table-cell table:style-name="ce114"/>
          <table:table-cell table:style-name="ce107" table:number-columns-repeated="1012"/>
        </table:table-row>
        <table:table-row table:style-name="ro2">
          <table:table-cell office:value-type="string" calcext:value-type="string">
            <text:p>WS#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/>
          <table:table-cell table:style-name="ce27" table:formula="of:=IF([.B2]=&quot;O&quot;; &quot;PB0&quot;; IF([.C2]=&quot;O&quot;; &quot;PB1&quot;; IF([.D2]=&quot;O&quot;; &quot;PB2&quot;; IF([.E2]=&quot;O&quot;; &quot;PB3&quot;; IF([.F2]=&quot;O&quot;; &quot;DFP&quot;; &quot;?&quot;)))))" office:value-type="string" office:string-value="?" calcext:value-type="string">
            <text:p>?</text:p>
          </table:table-cell>
          <table:table-cell office:value-type="string" calcext:value-type="string">
            <text:p>CFT Bus</text:p>
          </table:table-cell>
          <table:table-cell office:value-type="string" calcext:value-type="string">
            <text:p>Open Drain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I/O device requesting wait stat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ESET#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ce28" table:formula="of:=IF([.B3]=&quot;O&quot;; &quot;PB0&quot;; IF([.C3]=&quot;O&quot;; &quot;PB1&quot;; IF([.D3]=&quot;O&quot;; &quot;PB2&quot;; IF([.E3]=&quot;O&quot;; &quot;PB3&quot;; IF([.F3]=&quot;O&quot;; &quot;DFP&quot;; &quot;?&quot;)))))" office:value-type="string" office:string-value="DFP" calcext:value-type="string">
            <text:p>DFP</text:p>
          </table:table-cell>
          <table:table-cell office:value-type="string" calcext:value-type="string">
            <text:p>CFT Bus</text:p>
          </table:table-cell>
          <table:table-cell office:value-type="string" calcext:value-type="string">
            <text:p>Open Drain</text:p>
          </table:table-cell>
          <table:table-cell office:value-type="string" calcext:value-type="string">
            <text:p>Pulled up (PB1)</text:p>
          </table:table-cell>
          <table:table-cell office:value-type="string" calcext:value-type="string">
            <text:p>Reset Compute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LK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table:style-name="ce29" table:formula="of:=IF([.B4]=&quot;O&quot;; &quot;PB0&quot;; IF([.C4]=&quot;O&quot;; &quot;PB1&quot;; IF([.D4]=&quot;O&quot;; &quot;PB2&quot;; IF([.E4]=&quot;O&quot;; &quot;PB3&quot;; IF([.F4]=&quot;O&quot;; &quot;DFP&quot;; &quot;?&quot;)))))" office:value-type="string" office:string-value="PB1" calcext:value-type="string">
            <text:p>PB1</text:p>
          </table:table-cell>
          <table:table-cell office:value-type="string" calcext:value-type="string">
            <text:p>Clock Generator</text:p>
          </table:table-cell>
          <table:table-cell/>
          <table:table-cell office:value-type="string" calcext:value-type="string">
            <text:p>Bus Hold/Termination (PB0)</text:p>
          </table:table-cell>
          <table:table-cell office:value-type="string" calcext:value-type="string">
            <text:p>Clock phase 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LK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table:style-name="ce30" table:formula="of:=IF([.B5]=&quot;O&quot;; &quot;PB0&quot;; IF([.C5]=&quot;O&quot;; &quot;PB1&quot;; IF([.D5]=&quot;O&quot;; &quot;PB2&quot;; IF([.E5]=&quot;O&quot;; &quot;PB3&quot;; IF([.F5]=&quot;O&quot;; &quot;DFP&quot;; &quot;?&quot;)))))" office:value-type="string" office:string-value="PB1" calcext:value-type="string">
            <text:p>PB1</text:p>
          </table:table-cell>
          <table:table-cell office:value-type="string" calcext:value-type="string">
            <text:p>Clock Generator</text:p>
          </table:table-cell>
          <table:table-cell/>
          <table:table-cell office:value-type="string" calcext:value-type="string">
            <text:p>Bus Hold/Termination (PB0)</text:p>
          </table:table-cell>
          <table:table-cell office:value-type="string" calcext:value-type="string">
            <text:p>Clock phase 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LK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style-name="ce31" table:formula="of:=IF([.B6]=&quot;O&quot;; &quot;PB0&quot;; IF([.C6]=&quot;O&quot;; &quot;PB1&quot;; IF([.D6]=&quot;O&quot;; &quot;PB2&quot;; IF([.E6]=&quot;O&quot;; &quot;PB3&quot;; IF([.F6]=&quot;O&quot;; &quot;DFP&quot;; &quot;?&quot;)))))" office:value-type="string" office:string-value="PB1" calcext:value-type="string">
            <text:p>PB1</text:p>
          </table:table-cell>
          <table:table-cell office:value-type="string" calcext:value-type="string">
            <text:p>Clock Generator</text:p>
          </table:table-cell>
          <table:table-cell/>
          <table:table-cell office:value-type="string" calcext:value-type="string">
            <text:p>Bus Hold/Termination (PB0)</text:p>
          </table:table-cell>
          <table:table-cell office:value-type="string" calcext:value-type="string">
            <text:p>Clock phase 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RQS#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table:style-name="ce32" table:formula="of:=IF([.B7]=&quot;O&quot;; &quot;PB0&quot;; IF([.C7]=&quot;O&quot;; &quot;PB1&quot;; IF([.D7]=&quot;O&quot;; &quot;PB2&quot;; IF([.E7]=&quot;O&quot;; &quot;PB3&quot;; IF([.F7]=&quot;O&quot;; &quot;DFP&quot;; &quot;?&quot;)))))" office:value-type="string" office:string-value="PB1" calcext:value-type="string">
            <text:p>PB1</text:p>
          </table:table-cell>
          <table:table-cell office:value-type="string" calcext:value-type="string">
            <text:p>Interrupt State Machine</text:p>
          </table:table-cell>
          <table:table-cell table:number-columns-repeated="2"/>
          <table:table-cell office:value-type="string" calcext:value-type="string">
            <text:p>Interrupt seen/acknowledge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STHOLD#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ce33" table:formula="of:=IF([.B8]=&quot;O&quot;; &quot;PB0&quot;; IF([.C8]=&quot;O&quot;; &quot;PB1&quot;; IF([.D8]=&quot;O&quot;; &quot;PB2&quot;; IF([.E8]=&quot;O&quot;; &quot;PB3&quot;; IF([.F8]=&quot;O&quot;; &quot;DFP&quot;; &quot;?&quot;)))))" office:value-type="string" office:string-value="PB1" calcext:value-type="string">
            <text:p>PB1</text:p>
          </table:table-cell>
          <table:table-cell office:value-type="string" calcext:value-type="string">
            <text:p>Reset Logic</text:p>
          </table:table-cell>
          <table:table-cell office:value-type="string" calcext:value-type="string">
            <text:p>Driven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Reset Ho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R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34" table:formula="of:=IF([.B9]=&quot;O&quot;; &quot;PB0&quot;; IF([.C9]=&quot;O&quot;; &quot;PB1&quot;; IF([.D9]=&quot;O&quot;; &quot;PB2&quot;; IF([.E9]=&quot;O&quot;; &quot;PB3&quot;; IF([.F9]=&quot;O&quot;; &quot;DFP&quot;; &quot;?&quot;)))))" office:value-type="string" office:string-value="PB1" calcext:value-type="string">
            <text:p>PB1</text:p>
          </table:table-cell>
          <table:table-cell office:value-type="string" calcext:value-type="string">
            <text:p>Instruction Register</text:p>
          </table:table-cell>
          <table:table-cell/>
          <table:table-cell office:value-type="string" calcext:value-type="string">
            <text:p>Pulled up (PB0)</text:p>
          </table:table-cell>
          <table:table-cell office:value-type="string" calcext:value-type="string">
            <text:p>Instruction Register: I fie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R12–1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35" table:formula="of:=IF([.B10]=&quot;O&quot;; &quot;PB0&quot;; IF([.C10]=&quot;O&quot;; &quot;PB1&quot;; IF([.D10]=&quot;O&quot;; &quot;PB2&quot;; IF([.E10]=&quot;O&quot;; &quot;PB3&quot;; IF([.F10]=&quot;O&quot;; &quot;DFP&quot;; &quot;?&quot;)))))" office:value-type="string" office:string-value="PB1" calcext:value-type="string">
            <text:p>PB1</text:p>
          </table:table-cell>
          <table:table-cell office:value-type="string" calcext:value-type="string">
            <text:p>Instruction Register</text:p>
          </table:table-cell>
          <table:table-cell/>
          <table:table-cell office:value-type="string" calcext:value-type="string">
            <text:p>Pulled up (PB0)</text:p>
          </table:table-cell>
          <table:table-cell office:value-type="string" calcext:value-type="string">
            <text:p>Instruction Register: opcod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KIP#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style-name="ce36" table:formula="of:=IF([.B11]=&quot;O&quot;; &quot;PB0&quot;; IF([.C11]=&quot;O&quot;; &quot;PB1&quot;; IF([.D11]=&quot;O&quot;; &quot;PB2&quot;; IF([.E11]=&quot;O&quot;; &quot;PB3&quot;; IF([.F11]=&quot;O&quot;; &quot;DFP&quot;; &quot;?&quot;)))))" office:value-type="string" office:string-value="PB1" calcext:value-type="string">
            <text:p>PB1</text:p>
          </table:table-cell>
          <table:table-cell office:value-type="string" calcext:value-type="string">
            <text:p>Skip and Branch Unit</text:p>
          </table:table-cell>
          <table:table-cell office:value-type="string" calcext:value-type="string">
            <text:p>Driven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Skip 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DEXT#</text:p>
          </table:table-cell>
          <table:table-cell office:value-type="string" calcext:value-type="string">
            <text:p>I</text:p>
          </table:table-cell>
          <table:table-cell table:number-columns-repeated="4"/>
          <table:table-cell table:style-name="ce37" table:formula="of:=IF([.B12]=&quot;O&quot;; &quot;PB0&quot;; IF([.C12]=&quot;O&quot;; &quot;PB1&quot;; IF([.D12]=&quot;O&quot;; &quot;PB2&quot;; IF([.E12]=&quot;O&quot;; &quot;PB3&quot;; IF([.F12]=&quot;O&quot;; &quot;DFP&quot;; &quot;?&quot;)))))" office:value-type="string" office:string-value="?" calcext:value-type="string">
            <text:p>?</text:p>
          </table:table-cell>
          <table:table-cell office:value-type="string" calcext:value-type="string">
            <text:p>CFT Bus</text:p>
          </table:table-cell>
          <table:table-cell office:value-type="string" calcext:value-type="string">
            <text:p>Open Drain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External end of microprogra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LT#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style-name="ce38" table:formula="of:=IF([.B13]=&quot;O&quot;; &quot;PB0&quot;; IF([.C13]=&quot;O&quot;; &quot;PB1&quot;; IF([.D13]=&quot;O&quot;; &quot;PB2&quot;; IF([.E13]=&quot;O&quot;; &quot;PB3&quot;; IF([.F13]=&quot;O&quot;; &quot;DFP&quot;; &quot;?&quot;)))))" office:value-type="string" office:string-value="DFP" calcext:value-type="string">
            <text:p>DFP</text:p>
          </table:table-cell>
          <table:table-cell office:value-type="string" calcext:value-type="string">
            <text:p>CFT Bus</text:p>
          </table:table-cell>
          <table:table-cell office:value-type="string" calcext:value-type="string">
            <text:p>Open Drain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Halt compute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YSDEV#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style-name="ce13"/>
          <table:table-cell table:style-name="ce39" table:formula="of:=IF([.B14]=&quot;O&quot;; &quot;PB0&quot;; IF([.C14]=&quot;O&quot;; &quot;PB1&quot;; IF([.D14]=&quot;O&quot;; &quot;PB2&quot;; IF([.E14]=&quot;O&quot;; &quot;PB3&quot;; IF([.F14]=&quot;O&quot;; &quot;DFP&quot;; &quot;?&quot;)))))" office:value-type="string" office:string-value="PB2" calcext:value-type="string">
            <text:p>PB2</text:p>
          </table:table-cell>
          <table:table-cell office:value-type="string" calcext:value-type="string">
            <text:p>I/O Space Decoder</text:p>
          </table:table-cell>
          <table:table-cell/>
          <table:table-cell office:value-type="string" calcext:value-type="string">
            <text:p>Bus Hold/Termination (PB0)</text:p>
          </table:table-cell>
          <table:table-cell office:value-type="string" calcext:value-type="string">
            <text:p>System Device Selected (I/O space addresses 0000–00FF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INDEX#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40" table:formula="of:=IF([.B15]=&quot;O&quot;; &quot;PB0&quot;; IF([.C15]=&quot;O&quot;; &quot;PB1&quot;; IF([.D15]=&quot;O&quot;; &quot;PB2&quot;; IF([.E15]=&quot;O&quot;; &quot;PB3&quot;; IF([.F15]=&quot;O&quot;; &quot;DFP&quot;; &quot;?&quot;)))))" office:value-type="string" office:string-value="PB2" calcext:value-type="string">
            <text:p>PB2</text:p>
          </table:table-cell>
          <table:table-cell office:value-type="string" calcext:value-type="string">
            <text:p>Autoindex state machine</text:p>
          </table:table-cell>
          <table:table-cell office:value-type="string" calcext:value-type="string">
            <text:p>Driven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Autoindex signa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M#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I</text:p>
          </table:table-cell>
          <table:table-cell table:style-name="ce14" office:value-type="string" calcext:value-type="string">
            <text:p>O</text:p>
          </table:table-cell>
          <table:table-cell table:style-name="ce41" table:formula="of:=IF([.B16]=&quot;O&quot;; &quot;PB0&quot;; IF([.C16]=&quot;O&quot;; &quot;PB1&quot;; IF([.D16]=&quot;O&quot;; &quot;PB2&quot;; IF([.E16]=&quot;O&quot;; &quot;PB3&quot;; IF([.F16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Microcode Store</text:p>
          </table:table-cell>
          <table:table-cell table:number-columns-repeated="2"/>
          <table:table-cell office:value-type="string" calcext:value-type="string">
            <text:p>Select Memory Spac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IR#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I</text:p>
          </table:table-cell>
          <table:table-cell/>
          <table:table-cell table:style-name="ce15" office:value-type="string" calcext:value-type="string">
            <text:p>O</text:p>
          </table:table-cell>
          <table:table-cell table:style-name="ce42" table:formula="of:=IF([.B17]=&quot;O&quot;; &quot;PB0&quot;; IF([.C17]=&quot;O&quot;; &quot;PB1&quot;; IF([.D17]=&quot;O&quot;; &quot;PB2&quot;; IF([.E17]=&quot;O&quot;; &quot;PB3&quot;; IF([.F17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WUNIT decoder</text:p>
          </table:table-cell>
          <table:table-cell table:number-columns-repeated="2"/>
          <table:table-cell office:value-type="string" calcext:value-type="string">
            <text:p>Write to I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LI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43" table:formula="of:=IF([.B18]=&quot;O&quot;; &quot;PB0&quot;; IF([.C18]=&quot;O&quot;; &quot;PB1&quot;; IF([.D18]=&quot;O&quot;; &quot;PB2&quot;; IF([.E18]=&quot;O&quot;; &quot;PB3&quot;; IF([.F18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Microcode Store</text:p>
          </table:table-cell>
          <table:table-cell office:value-type="string" calcext:value-type="string">
            <text:p>Tristate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Clear I fla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D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44" table:formula="of:=IF([.B19]=&quot;O&quot;; &quot;PB0&quot;; IF([.C19]=&quot;O&quot;; &quot;PB1&quot;; IF([.D19]=&quot;O&quot;; &quot;PB2&quot;; IF([.E19]=&quot;O&quot;; &quot;PB3&quot;; IF([.F19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Microcode Store</text:p>
          </table:table-cell>
          <table:table-cell table:number-columns-repeated="2"/>
          <table:table-cell office:value-type="string" calcext:value-type="string">
            <text:p>End of microprogra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RQ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style-name="ce45" table:formula="of:=IF([.B20]=&quot;O&quot;; &quot;PB0&quot;; IF([.C20]=&quot;O&quot;; &quot;PB1&quot;; IF([.D20]=&quot;O&quot;; &quot;PB2&quot;; IF([.E20]=&quot;O&quot;; &quot;PB3&quot;; IF([.F20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CFT Bus</text:p>
          </table:table-cell>
          <table:table-cell office:value-type="string" calcext:value-type="string">
            <text:p>Open Drain</text:p>
          </table:table-cell>
          <table:table-cell office:value-type="string" calcext:value-type="string">
            <text:p>Pulled up (PB1)</text:p>
          </table:table-cell>
          <table:table-cell office:value-type="string" calcext:value-type="string">
            <text:p>Interrupt reques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PIF0–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16" office:value-type="string" calcext:value-type="string">
            <text:p>I</text:p>
          </table:table-cell>
          <table:table-cell table:style-name="ce46" table:formula="of:=IF([.B21]=&quot;O&quot;; &quot;PB0&quot;; IF([.C21]=&quot;O&quot;; &quot;PB1&quot;; IF([.D21]=&quot;O&quot;; &quot;PB2&quot;; IF([.E21]=&quot;O&quot;; &quot;PB3&quot;; IF([.F21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Microcode Store</text:p>
          </table:table-cell>
          <table:table-cell office:value-type="string" calcext:value-type="string">
            <text:p>Tristate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Select conditiona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I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47" table:formula="of:=IF([.B22]=&quot;O&quot;; &quot;PB0&quot;; IF([.C22]=&quot;O&quot;; &quot;PB1&quot;; IF([.D22]=&quot;O&quot;; &quot;PB2&quot;; IF([.E22]=&quot;O&quot;; &quot;PB3&quot;; IF([.F22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Microcode Store</text:p>
          </table:table-cell>
          <table:table-cell office:value-type="string" calcext:value-type="string">
            <text:p>Tristate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Set I fla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EN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48" table:formula="of:=IF([.B23]=&quot;O&quot;; &quot;PB0&quot;; IF([.C23]=&quot;O&quot;; &quot;PB1&quot;; IF([.D23]=&quot;O&quot;; &quot;PB2&quot;; IF([.E23]=&quot;O&quot;; &quot;PB3&quot;; IF([.F23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Microcode Store</text:p>
          </table:table-cell>
          <table:table-cell table:number-columns-repeated="2"/>
          <table:table-cell office:value-type="string" calcext:value-type="string">
            <text:p>Write Enable (extensible bus write cycle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EC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table:style-name="ce49" table:formula="of:=IF([.B24]=&quot;O&quot;; &quot;PB0&quot;; IF([.C24]=&quot;O&quot;; &quot;PB1&quot;; IF([.D24]=&quot;O&quot;; &quot;PB2&quot;; IF([.E24]=&quot;O&quot;; &quot;PB3&quot;; IF([.F24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Microcode Store</text:p>
          </table:table-cell>
          <table:table-cell table:number-columns-repeated="2"/>
          <table:table-cell office:value-type="string" calcext:value-type="string">
            <text:p>Negative steppin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NCPC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table:style-name="ce50" table:formula="of:=IF([.B25]=&quot;O&quot;; &quot;PB0&quot;; IF([.C25]=&quot;O&quot;; &quot;PB1&quot;; IF([.D25]=&quot;O&quot;; &quot;PB2&quot;; IF([.E25]=&quot;O&quot;; &quot;PB3&quot;; IF([.F25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Microcode Store</text:p>
          </table:table-cell>
          <table:table-cell table:number-columns-repeated="2"/>
          <table:table-cell office:value-type="string" calcext:value-type="string">
            <text:p>Increment P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O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table:style-name="ce51" table:formula="of:=IF([.B26]=&quot;O&quot;; &quot;PB0&quot;; IF([.C26]=&quot;O&quot;; &quot;PB1&quot;; IF([.D26]=&quot;O&quot;; &quot;PB2&quot;; IF([.E26]=&quot;O&quot;; &quot;PB3&quot;; IF([.F26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Microcode Store</text:p>
          </table:table-cell>
          <table:table-cell table:number-columns-repeated="2"/>
          <table:table-cell office:value-type="string" calcext:value-type="string">
            <text:p>Select I/O Spac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AC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table:style-name="ce17"/>
          <table:table-cell table:style-name="ce52" table:formula="of:=IF([.B27]=&quot;O&quot;; &quot;PB0&quot;; IF([.C27]=&quot;O&quot;; &quot;PB1&quot;; IF([.D27]=&quot;O&quot;; &quot;PB2&quot;; IF([.E27]=&quot;O&quot;; &quot;PB3&quot;; IF([.F27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RUNIT decoder</text:p>
          </table:table-cell>
          <table:table-cell table:number-columns-repeated="2"/>
          <table:table-cell office:value-type="string" calcext:value-type="string">
            <text:p>Read from A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DR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table:style-name="ce53" table:formula="of:=IF([.B28]=&quot;O&quot;; &quot;PB0&quot;; IF([.C28]=&quot;O&quot;; &quot;PB1&quot;; IF([.D28]=&quot;O&quot;; &quot;PB2&quot;; IF([.E28]=&quot;O&quot;; &quot;PB3&quot;; IF([.F28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RUNIT decoder</text:p>
          </table:table-cell>
          <table:table-cell table:number-columns-repeated="2"/>
          <table:table-cell office:value-type="string" calcext:value-type="string">
            <text:p>Read from D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PC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table:style-name="ce54" table:formula="of:=IF([.B29]=&quot;O&quot;; &quot;PB0&quot;; IF([.C29]=&quot;O&quot;; &quot;PB1&quot;; IF([.D29]=&quot;O&quot;; &quot;PB2&quot;; IF([.E29]=&quot;O&quot;; &quot;PB3&quot;; IF([.F29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RUNIT decoder</text:p>
          </table:table-cell>
          <table:table-cell table:number-columns-repeated="2"/>
          <table:table-cell office:value-type="string" calcext:value-type="string">
            <text:p>Read from P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PAC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table:style-name="ce55" table:formula="of:=IF([.B30]=&quot;O&quot;; &quot;PB0&quot;; IF([.C30]=&quot;O&quot;; &quot;PB1&quot;; IF([.D30]=&quot;O&quot;; &quot;PB2&quot;; IF([.E30]=&quot;O&quot;; &quot;PB3&quot;; IF([.F30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Microcode Store</text:p>
          </table:table-cell>
          <table:table-cell table:number-columns-repeated="2"/>
          <table:table-cell office:value-type="string" calcext:value-type="string">
            <text:p>Step A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PDR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table:style-name="ce56" table:formula="of:=IF([.B31]=&quot;O&quot;; &quot;PB0&quot;; IF([.C31]=&quot;O&quot;; &quot;PB1&quot;; IF([.D31]=&quot;O&quot;; &quot;PB2&quot;; IF([.E31]=&quot;O&quot;; &quot;PB3&quot;; IF([.F31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Microcode Store</text:p>
          </table:table-cell>
          <table:table-cell table:number-columns-repeated="2"/>
          <table:table-cell office:value-type="string" calcext:value-type="string">
            <text:p>Step D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AC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table:style-name="ce57" table:formula="of:=IF([.B32]=&quot;O&quot;; &quot;PB0&quot;; IF([.C32]=&quot;O&quot;; &quot;PB1&quot;; IF([.D32]=&quot;O&quot;; &quot;PB2&quot;; IF([.E32]=&quot;O&quot;; &quot;PB3&quot;; IF([.F32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WUNIT decoder</text:p>
          </table:table-cell>
          <table:table-cell table:number-columns-repeated="2"/>
          <table:table-cell office:value-type="string" calcext:value-type="string">
            <text:p>Write to A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AR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table:style-name="ce58" table:formula="of:=IF([.B33]=&quot;O&quot;; &quot;PB0&quot;; IF([.C33]=&quot;O&quot;; &quot;PB1&quot;; IF([.D33]=&quot;O&quot;; &quot;PB2&quot;; IF([.E33]=&quot;O&quot;; &quot;PB3&quot;; IF([.F33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WUNIT decoder</text:p>
          </table:table-cell>
          <table:table-cell table:number-columns-repeated="2"/>
          <table:table-cell office:value-type="string" calcext:value-type="string">
            <text:p>Write to A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DR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table:style-name="ce59" table:formula="of:=IF([.B34]=&quot;O&quot;; &quot;PB0&quot;; IF([.C34]=&quot;O&quot;; &quot;PB1&quot;; IF([.D34]=&quot;O&quot;; &quot;PB2&quot;; IF([.E34]=&quot;O&quot;; &quot;PB3&quot;; IF([.F34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WUNIT decoder</text:p>
          </table:table-cell>
          <table:table-cell table:number-columns-repeated="2"/>
          <table:table-cell office:value-type="string" calcext:value-type="string">
            <text:p>Write to D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PC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table:style-name="ce60" table:formula="of:=IF([.B35]=&quot;O&quot;; &quot;PB0&quot;; IF([.C35]=&quot;O&quot;; &quot;PB1&quot;; IF([.D35]=&quot;O&quot;; &quot;PB2&quot;; IF([.E35]=&quot;O&quot;; &quot;PB3&quot;; IF([.F35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WUNIT decoder</text:p>
          </table:table-cell>
          <table:table-cell table:number-columns-repeated="2"/>
          <table:table-cell office:value-type="string" calcext:value-type="string">
            <text:p>Write to P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LL#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I</text:p>
          </table:table-cell>
          <table:table-cell table:style-name="ce61" table:formula="of:=IF([.B36]=&quot;O&quot;; &quot;PB0&quot;; IF([.C36]=&quot;O&quot;; &quot;PB1&quot;; IF([.D36]=&quot;O&quot;; &quot;PB2&quot;; IF([.E36]=&quot;O&quot;; &quot;PB3&quot;; IF([.F36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Microcode Store</text:p>
          </table:table-cell>
          <table:table-cell office:value-type="string" calcext:value-type="string">
            <text:p>Tristate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Clear L fla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L#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18" office:value-type="string" calcext:value-type="string">
            <text:p>I</text:p>
          </table:table-cell>
          <table:table-cell table:style-name="ce62" table:formula="of:=IF([.B37]=&quot;O&quot;; &quot;PB0&quot;; IF([.C37]=&quot;O&quot;; &quot;PB1&quot;; IF([.D37]=&quot;O&quot;; &quot;PB2&quot;; IF([.E37]=&quot;O&quot;; &quot;PB3&quot;; IF([.F37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Microcode Store</text:p>
          </table:table-cell>
          <table:table-cell office:value-type="string" calcext:value-type="string">
            <text:p>Tristate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Complement 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UNIT0–3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I</text:p>
          </table:table-cell>
          <table:table-cell table:style-name="ce63" table:formula="of:=IF([.B38]=&quot;O&quot;; &quot;PB0&quot;; IF([.C38]=&quot;O&quot;; &quot;PB1&quot;; IF([.D38]=&quot;O&quot;; &quot;PB2&quot;; IF([.E38]=&quot;O&quot;; &quot;PB3&quot;; IF([.F38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Microcode Store</text:p>
          </table:table-cell>
          <table:table-cell office:value-type="string" calcext:value-type="string">
            <text:p>Tristate</text:p>
          </table:table-cell>
          <table:table-cell office:value-type="string" calcext:value-type="string">
            <text:p>Pulled up (PB0)</text:p>
          </table:table-cell>
          <table:table-cell office:value-type="string" calcext:value-type="string">
            <text:p>Read Unit Selec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ALU#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ce64" table:formula="of:=IF([.B39]=&quot;O&quot;; &quot;PB0&quot;; IF([.C39]=&quot;O&quot;; &quot;PB1&quot;; IF([.D39]=&quot;O&quot;; &quot;PB2&quot;; IF([.E39]=&quot;O&quot;; &quot;PB3&quot;; IF([.F39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WUNIT decoder</text:p>
          </table:table-cell>
          <table:table-cell table:number-columns-repeated="2"/>
          <table:table-cell office:value-type="string" calcext:value-type="string">
            <text:p>Write to ALU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RQ0–7#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65" table:formula="of:=IF([.B40]=&quot;O&quot;; &quot;PB0&quot;; IF([.C40]=&quot;O&quot;; &quot;PB1&quot;; IF([.D40]=&quot;O&quot;; &quot;PB2&quot;; IF([.E40]=&quot;O&quot;; &quot;PB3&quot;; IF([.F40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Interrupt Controller</text:p>
          </table:table-cell>
          <table:table-cell office:value-type="string" calcext:value-type="string">
            <text:p>Driven</text:p>
          </table:table-cell>
          <table:table-cell/>
          <table:table-cell office:value-type="string" calcext:value-type="string">
            <text:p>Interrupt request from Interrupt Controller Card (IRC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#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style-name="ce19" office:value-type="string" calcext:value-type="string">
            <text:p>O</text:p>
          </table:table-cell>
          <table:table-cell table:style-name="ce66" table:formula="of:=IF([.B41]=&quot;O&quot;; &quot;PB0&quot;; IF([.C41]=&quot;O&quot;; &quot;PB1&quot;; IF([.D41]=&quot;O&quot;; &quot;PB2&quot;; IF([.E41]=&quot;O&quot;; &quot;PB3&quot;; IF([.F41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Microcode Store</text:p>
          </table:table-cell>
          <table:table-cell table:number-columns-repeated="2"/>
          <table:table-cell office:value-type="string" calcext:value-type="string">
            <text:p>Bus Read cycl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#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style-name="ce20"/>
          <table:table-cell table:style-name="ce67" table:formula="of:=IF([.B42]=&quot;O&quot;; &quot;PB0&quot;; IF([.C42]=&quot;O&quot;; &quot;PB1&quot;; IF([.D42]=&quot;O&quot;; &quot;PB2&quot;; IF([.E42]=&quot;O&quot;; &quot;PB3&quot;; IF([.F42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RUNIT decoder</text:p>
          </table:table-cell>
          <table:table-cell table:number-columns-repeated="2"/>
          <table:table-cell office:value-type="string" calcext:value-type="string">
            <text:p>Read from Unit 1 (for future expansion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6#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style-name="ce21"/>
          <table:table-cell table:style-name="ce68" table:formula="of:=IF([.B43]=&quot;O&quot;; &quot;PB0&quot;; IF([.C43]=&quot;O&quot;; &quot;PB1&quot;; IF([.D43]=&quot;O&quot;; &quot;PB2&quot;; IF([.E43]=&quot;O&quot;; &quot;PB3&quot;; IF([.F43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RUNIT decoder</text:p>
          </table:table-cell>
          <table:table-cell table:number-columns-repeated="2"/>
          <table:table-cell office:value-type="string" calcext:value-type="string">
            <text:p>Read from Unit 6 (for future expansion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7#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style-name="ce22"/>
          <table:table-cell table:style-name="ce69" table:formula="of:=IF([.B44]=&quot;O&quot;; &quot;PB0&quot;; IF([.C44]=&quot;O&quot;; &quot;PB1&quot;; IF([.D44]=&quot;O&quot;; &quot;PB2&quot;; IF([.E44]=&quot;O&quot;; &quot;PB3&quot;; IF([.F44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RUNIT decoder</text:p>
          </table:table-cell>
          <table:table-cell table:number-columns-repeated="2"/>
          <table:table-cell office:value-type="string" calcext:value-type="string">
            <text:p>Read from Unit 7 (for future expansion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AGL#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70" table:formula="of:=IF([.B45]=&quot;O&quot;; &quot;PB0&quot;; IF([.C45]=&quot;O&quot;; &quot;PB1&quot;; IF([.D45]=&quot;O&quot;; &quot;PB2&quot;; IF([.E45]=&quot;O&quot;; &quot;PB3&quot;; IF([.F45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RUNIT decoder</text:p>
          </table:table-cell>
          <table:table-cell table:number-columns-repeated="2"/>
          <table:table-cell office:value-type="string" calcext:value-type="string">
            <text:p>Read from AG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PC0–3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style-name="ce71" table:formula="of:=IF([.B46]=&quot;O&quot;; &quot;PB0&quot;; IF([.C46]=&quot;O&quot;; &quot;PB1&quot;; IF([.D46]=&quot;O&quot;; &quot;PB2&quot;; IF([.E46]=&quot;O&quot;; &quot;PB3&quot;; IF([.F46]=&quot;O&quot;; &quot;DFP&quot;; &quot;?&quot;)))))" office:value-type="string" office:string-value="PB0" calcext:value-type="string">
            <text:p>PB0</text:p>
          </table:table-cell>
          <table:table-cell table:number-columns-repeated="3"/>
          <table:table-cell office:value-type="string" calcext:value-type="string">
            <text:p>Microprogram Counte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1#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72" table:formula="of:=IF([.B47]=&quot;O&quot;; &quot;PB0&quot;; IF([.C47]=&quot;O&quot;; &quot;PB1&quot;; IF([.D47]=&quot;O&quot;; &quot;PB2&quot;; IF([.E47]=&quot;O&quot;; &quot;PB3&quot;; IF([.F47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WUNIT decoder</text:p>
          </table:table-cell>
          <table:table-cell table:number-columns-repeated="2"/>
          <table:table-cell office:value-type="string" calcext:value-type="string">
            <text:p>Write to Unit 1 (for future expansion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UNIT0–2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style-name="ce23" office:value-type="string" calcext:value-type="string">
            <text:p>I</text:p>
          </table:table-cell>
          <table:table-cell table:style-name="ce73" table:formula="of:=IF([.B48]=&quot;O&quot;; &quot;PB0&quot;; IF([.C48]=&quot;O&quot;; &quot;PB1&quot;; IF([.D48]=&quot;O&quot;; &quot;PB2&quot;; IF([.E48]=&quot;O&quot;; &quot;PB3&quot;; IF([.F48]=&quot;O&quot;; &quot;DFP&quot;; &quot;?&quot;)))))" office:value-type="string" office:string-value="PB0" calcext:value-type="string">
            <text:p>PB0</text:p>
          </table:table-cell>
          <table:table-cell office:value-type="string" calcext:value-type="string">
            <text:p>Microcode Store</text:p>
          </table:table-cell>
          <table:table-cell/>
          <table:table-cell office:value-type="string" calcext:value-type="string">
            <text:p>Pulled up (PB0)</text:p>
          </table:table-cell>
          <table:table-cell office:value-type="string" calcext:value-type="string">
            <text:p>Write Unit Selec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WEROK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table:style-name="ce24"/>
          <table:table-cell table:style-name="ce74" table:formula="of:=IF([.B49]=&quot;O&quot;; &quot;PB0&quot;; IF([.C49]=&quot;O&quot;; &quot;PB1&quot;; IF([.D49]=&quot;O&quot;; &quot;PB2&quot;; IF([.E49]=&quot;O&quot;; &quot;PB3&quot;; IF([.F49]=&quot;O&quot;; &quot;DFP&quot;; &quot;?&quot;)))))" office:value-type="string" office:string-value="?" calcext:value-type="string">
            <text:p>?</text:p>
          </table:table-cell>
          <table:table-cell office:value-type="string" calcext:value-type="string">
            <text:p>Power Supply (via DFP)</text:p>
          </table:table-cell>
          <table:table-cell table:number-columns-repeated="2"/>
          <table:table-cell office:value-type="string" calcext:value-type="string">
            <text:p>Power OK from power supply via front pane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KIPEXT#</text:p>
          </table:table-cell>
          <table:table-cell/>
          <table:table-cell office:value-type="string" calcext:value-type="string">
            <text:p>I</text:p>
          </table:table-cell>
          <table:table-cell table:number-columns-repeated="3"/>
          <table:table-cell table:style-name="ce75" table:formula="of:=IF([.B50]=&quot;O&quot;; &quot;PB0&quot;; IF([.C50]=&quot;O&quot;; &quot;PB1&quot;; IF([.D50]=&quot;O&quot;; &quot;PB2&quot;; IF([.E50]=&quot;O&quot;; &quot;PB3&quot;; IF([.F50]=&quot;O&quot;; &quot;DFP&quot;; &quot;?&quot;)))))" office:value-type="string" office:string-value="?" calcext:value-type="string">
            <text:p>?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Open Drain</text:p>
          </table:table-cell>
          <table:table-cell table:style-name="ce113" office:value-type="string" calcext:value-type="string">
            <text:p>Pulled up (PB1)</text:p>
          </table:table-cell>
          <table:table-cell office:value-type="string" calcext:value-type="string">
            <text:p>External skip inpu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PCLKEN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76" table:formula="of:=IF([.B51]=&quot;O&quot;; &quot;PB0&quot;; IF([.C51]=&quot;O&quot;; &quot;PB1&quot;; IF([.D51]=&quot;O&quot;; &quot;PB2&quot;; IF([.E51]=&quot;O&quot;; &quot;PB3&quot;; IF([.F51]=&quot;O&quot;; &quot;DFP&quot;; &quot;?&quot;)))))" office:value-type="string" office:string-value="DFP" calcext:value-type="string">
            <text:p>DFP</text:p>
          </table:table-cell>
          <table:table-cell office:value-type="string" calcext:value-type="string">
            <text:p>DFP</text:p>
          </table:table-cell>
          <table:table-cell table:number-columns-repeated="2"/>
          <table:table-cell office:value-type="string" calcext:value-type="string">
            <text:p>Full-speed clock enabl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PRESET#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77" table:formula="of:=IF([.B52]=&quot;O&quot;; &quot;PB0&quot;; IF([.C52]=&quot;O&quot;; &quot;PB1&quot;; IF([.D52]=&quot;O&quot;; &quot;PB2&quot;; IF([.E52]=&quot;O&quot;; &quot;PB3&quot;; IF([.F52]=&quot;O&quot;; &quot;DFP&quot;; &quot;?&quot;)))))" office:value-type="string" office:string-value="DFP" calcext:value-type="string">
            <text:p>DFP</text:p>
          </table:table-cell>
          <table:table-cell office:value-type="string" calcext:value-type="string">
            <text:p>DFP</text:p>
          </table:table-cell>
          <table:table-cell table:number-columns-repeated="2"/>
          <table:table-cell office:value-type="string" calcext:value-type="string">
            <text:p>Front panel reset inpu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PUSTEP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78" table:formula="of:=IF([.B53]=&quot;O&quot;; &quot;PB0&quot;; IF([.C53]=&quot;O&quot;; &quot;PB1&quot;; IF([.D53]=&quot;O&quot;; &quot;PB2&quot;; IF([.E53]=&quot;O&quot;; &quot;PB3&quot;; IF([.F53]=&quot;O&quot;; &quot;DFP&quot;; &quot;?&quot;)))))" office:value-type="string" office:string-value="DFP" calcext:value-type="string">
            <text:p>DFP</text:p>
          </table:table-cell>
          <table:table-cell office:value-type="string" calcext:value-type="string">
            <text:p>DFP</text:p>
          </table:table-cell>
          <table:table-cell table:number-columns-repeated="2"/>
          <table:table-cell office:value-type="string" calcext:value-type="string">
            <text:p>Front panel step cloc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NEG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table:style-name="ce79" table:formula="of:=IF([.B54]=&quot;O&quot;; &quot;PB0&quot;; IF([.C54]=&quot;O&quot;; &quot;PB1&quot;; IF([.D54]=&quot;O&quot;; &quot;PB2&quot;; IF([.E54]=&quot;O&quot;; &quot;PB3&quot;; IF([.F54]=&quot;O&quot;; &quot;DFP&quot;; &quot;?&quot;)))))" office:value-type="string" office:string-value="PB2" calcext:value-type="string">
            <text:p>PB2</text:p>
          </table:table-cell>
          <table:table-cell office:value-type="string" calcext:value-type="string">
            <text:p>Accumulator</text:p>
          </table:table-cell>
          <table:table-cell table:number-columns-repeated="2"/>
          <table:table-cell office:value-type="string" calcext:value-type="string">
            <text:p>Negative Fla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ZERO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80" table:formula="of:=IF([.B55]=&quot;O&quot;; &quot;PB0&quot;; IF([.C55]=&quot;O&quot;; &quot;PB1&quot;; IF([.D55]=&quot;O&quot;; &quot;PB2&quot;; IF([.E55]=&quot;O&quot;; &quot;PB3&quot;; IF([.F55]=&quot;O&quot;; &quot;DFP&quot;; &quot;?&quot;)))))" office:value-type="string" office:string-value="PB2" calcext:value-type="string">
            <text:p>PB2</text:p>
          </table:table-cell>
          <table:table-cell office:value-type="string" calcext:value-type="string">
            <text:p>AC=0 Comparator</text:p>
          </table:table-cell>
          <table:table-cell table:number-columns-repeated="2"/>
          <table:table-cell office:value-type="string" calcext:value-type="string">
            <text:p>Zero Fla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C0–1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table:style-name="ce81" table:formula="of:=IF([.B56]=&quot;O&quot;; &quot;PB0&quot;; IF([.C56]=&quot;O&quot;; &quot;PB1&quot;; IF([.D56]=&quot;O&quot;; &quot;PB2&quot;; IF([.E56]=&quot;O&quot;; &quot;PB3&quot;; IF([.F56]=&quot;O&quot;; &quot;DFP&quot;; &quot;?&quot;)))))" office:value-type="string" office:string-value="PB2" calcext:value-type="string">
            <text:p>PB2</text:p>
          </table:table-cell>
          <table:table-cell office:value-type="string" calcext:value-type="string">
            <text:p>Program Counter</text:p>
          </table:table-cell>
          <table:table-cell/>
          <table:table-cell office:value-type="string" calcext:value-type="string">
            <text:p>Impedance matched (30Ω, PB2), PC10–15 only</text:p>
          </table:table-cell>
          <table:table-cell office:value-type="string" calcext:value-type="string">
            <text:p>Program Counte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style-name="ce82" table:formula="of:=IF([.B57]=&quot;O&quot;; &quot;PB0&quot;; IF([.C57]=&quot;O&quot;; &quot;PB1&quot;; IF([.D57]=&quot;O&quot;; &quot;PB2&quot;; IF([.E57]=&quot;O&quot;; &quot;PB3&quot;; IF([.F57]=&quot;O&quot;; &quot;DFP&quot;; &quot;?&quot;)))))" office:value-type="string" office:string-value="PB3" calcext:value-type="string">
            <text:p>PB3</text:p>
          </table:table-cell>
          <table:table-cell office:value-type="string" calcext:value-type="string">
            <text:p>ALU</text:p>
          </table:table-cell>
          <table:table-cell/>
          <table:table-cell office:value-type="string" calcext:value-type="string">
            <text:p>Pulled up (PB0)</text:p>
          </table:table-cell>
          <table:table-cell office:value-type="string" calcext:value-type="string">
            <text:p>Link Register/Fla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V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ce83" table:formula="of:=IF([.B58]=&quot;O&quot;; &quot;PB0&quot;; IF([.C58]=&quot;O&quot;; &quot;PB1&quot;; IF([.D58]=&quot;O&quot;; &quot;PB2&quot;; IF([.E58]=&quot;O&quot;; &quot;PB3&quot;; IF([.F58]=&quot;O&quot;; &quot;DFP&quot;; &quot;?&quot;)))))" office:value-type="string" office:string-value="PB3" calcext:value-type="string">
            <text:p>PB3</text:p>
          </table:table-cell>
          <table:table-cell office:value-type="string" calcext:value-type="string">
            <text:p>ALU</text:p>
          </table:table-cell>
          <table:table-cell/>
          <table:table-cell office:value-type="string" calcext:value-type="string">
            <text:p>Pulled up (PB0)</text:p>
          </table:table-cell>
          <table:table-cell office:value-type="string" calcext:value-type="string">
            <text:p>Overflow Fla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B0–15</text:p>
          </table:table-cell>
          <table:table-cell/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I/O</text:p>
          </table:table-cell>
          <table:table-cell table:style-name="ce84" table:formula="of:=IF([.B59]=&quot;O&quot;; &quot;PB0&quot;; IF([.C59]=&quot;O&quot;; &quot;PB1&quot;; IF([.D59]=&quot;O&quot;; &quot;PB2&quot;; IF([.E59]=&quot;O&quot;; &quot;PB3&quot;; IF([.F59]=&quot;O&quot;; &quot;DFP&quot;; &quot;?&quot;)))))" office:value-type="string" office:string-value="?" calcext:value-type="string">
            <text:p>?</text:p>
          </table:table-cell>
          <table:table-cell office:value-type="string" calcext:value-type="string">
            <text:p>Data Bus Transceiver</text:p>
          </table:table-cell>
          <table:table-cell table:number-columns-repeated="2"/>
          <table:table-cell office:value-type="string" calcext:value-type="string">
            <text:p>Data Bu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BUS0–15</text:p>
          </table:table-cell>
          <table:table-cell/>
          <table:table-cell table:number-columns-repeated="3" office:value-type="string" calcext:value-type="string">
            <text:p>I/O</text:p>
          </table:table-cell>
          <table:table-cell office:value-type="string" calcext:value-type="string">
            <text:p>O</text:p>
          </table:table-cell>
          <table:table-cell table:style-name="ce85" table:formula="of:=IF([.B60]=&quot;O&quot;; &quot;PB0&quot;; IF([.C60]=&quot;O&quot;; &quot;PB1&quot;; IF([.D60]=&quot;O&quot;; &quot;PB2&quot;; IF([.E60]=&quot;O&quot;; &quot;PB3&quot;; IF([.F60]=&quot;O&quot;; &quot;DFP&quot;; &quot;?&quot;)))))" office:value-type="string" office:string-value="DFP" calcext:value-type="string">
            <text:p>DFP</text:p>
          </table:table-cell>
          <table:table-cell table:number-columns-repeated="2"/>
          <table:table-cell office:value-type="string" calcext:value-type="string">
            <text:p>Bus Hold/Termination (PB1)</text:p>
          </table:table-cell>
          <table:table-cell office:value-type="string" calcext:value-type="string">
            <text:p>Internal Bu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34#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/>
          <table:table-cell table:style-name="ce86" table:formula="of:=IF([.B61]=&quot;O&quot;; &quot;PB0&quot;; IF([.C61]=&quot;O&quot;; &quot;PB1&quot;; IF([.D61]=&quot;O&quot;; &quot;PB2&quot;; IF([.E61]=&quot;O&quot;; &quot;PB3&quot;; IF([.F61]=&quot;O&quot;; &quot;DFP&quot;; &quot;?&quot;)))))" office:value-type="string" office:string-value="PB1" calcext:value-type="string">
            <text:p>PB1</text:p>
          </table:table-cell>
          <table:table-cell office:value-type="string" calcext:value-type="string">
            <text:p>Clock Generator</text:p>
          </table:table-cell>
          <table:table-cell table:number-columns-repeated="2"/>
          <table:table-cell office:value-type="string" calcext:value-type="string">
            <text:p>Clock / 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#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ce87" table:formula="of:=IF([.B62]=&quot;O&quot;; &quot;PB0&quot;; IF([.C62]=&quot;O&quot;; &quot;PB1&quot;; IF([.D62]=&quot;O&quot;; &quot;PB2&quot;; IF([.E62]=&quot;O&quot;; &quot;PB3&quot;; IF([.F62]=&quot;O&quot;; &quot;DFP&quot;; &quot;?&quot;)))))" office:value-type="string" office:string-value="PB1" calcext:value-type="string">
            <text:p>PB1</text:p>
          </table:table-cell>
          <table:table-cell table:number-columns-repeated="3"/>
          <table:table-cell office:value-type="string" calcext:value-type="string">
            <text:p>Bus Write Cycl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LK2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style-name="ce88" table:formula="of:=IF([.B63]=&quot;O&quot;; &quot;PB0&quot;; IF([.C63]=&quot;O&quot;; &quot;PB1&quot;; IF([.D63]=&quot;O&quot;; &quot;PB2&quot;; IF([.E63]=&quot;O&quot;; &quot;PB3&quot;; IF([.F63]=&quot;O&quot;; &quot;DFP&quot;; &quot;?&quot;)))))" office:value-type="string" office:string-value="PB1" calcext:value-type="string">
            <text:p>PB1</text:p>
          </table:table-cell>
          <table:table-cell office:value-type="string" calcext:value-type="string">
            <text:p>Clock Generator</text:p>
          </table:table-cell>
          <table:table-cell/>
          <table:table-cell office:value-type="string" calcext:value-type="string">
            <text:p>Bus Hold/Termination (PB0)</text:p>
          </table:table-cell>
          <table:table-cell office:value-type="string" calcext:value-type="string">
            <text:p>Clock Phase 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I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style-name="ce89" table:formula="of:=IF([.B64]=&quot;O&quot;; &quot;PB0&quot;; IF([.C64]=&quot;O&quot;; &quot;PB1&quot;; IF([.D64]=&quot;O&quot;; &quot;PB2&quot;; IF([.E64]=&quot;O&quot;; &quot;PB3&quot;; IF([.F64]=&quot;O&quot;; &quot;DFP&quot;; &quot;?&quot;)))))" office:value-type="string" office:string-value="PB1" calcext:value-type="string">
            <text:p>PB1</text:p>
          </table:table-cell>
          <table:table-cell office:value-type="string" calcext:value-type="string">
            <text:p>Interrupt State Machine</text:p>
          </table:table-cell>
          <table:table-cell table:number-columns-repeated="2"/>
          <table:table-cell office:value-type="string" calcext:value-type="string">
            <text:p>Interrupt Flag (active high, for testing purpose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IRQ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90" table:formula="of:=IF([.B65]=&quot;O&quot;; &quot;PB0&quot;; IF([.C65]=&quot;O&quot;; &quot;PB1&quot;; IF([.D65]=&quot;O&quot;; &quot;PB2&quot;; IF([.E65]=&quot;O&quot;; &quot;PB3&quot;; IF([.F65]=&quot;O&quot;; &quot;DFP&quot;; &quot;?&quot;)))))" office:value-type="string" office:string-value="PB1" calcext:value-type="string">
            <text:p>PB1</text:p>
          </table:table-cell>
          <table:table-cell office:value-type="string" calcext:value-type="string">
            <text:p>Interrupt State Machine</text:p>
          </table:table-cell>
          <table:table-cell table:number-columns-repeated="2"/>
          <table:table-cell office:value-type="string" calcext:value-type="string">
            <text:p>Interrupt state entered (for front panel display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PIR0–15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style-name="ce91" table:formula="of:=IF([.B66]=&quot;O&quot;; &quot;PB0&quot;; IF([.C66]=&quot;O&quot;; &quot;PB1&quot;; IF([.D66]=&quot;O&quot;; &quot;PB2&quot;; IF([.E66]=&quot;O&quot;; &quot;PB3&quot;; IF([.F66]=&quot;O&quot;; &quot;DFP&quot;; &quot;?&quot;)))))" office:value-type="string" office:string-value="PB1" calcext:value-type="string">
            <text:p>PB1</text:p>
          </table:table-cell>
          <table:table-cell office:value-type="string" calcext:value-type="string">
            <text:p>Instruction Register</text:p>
          </table:table-cell>
          <table:table-cell table:number-columns-repeated="2"/>
          <table:table-cell office:value-type="string" calcext:value-type="string">
            <text:p>Buffered IR for front panel light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R0–9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92" table:formula="of:=IF([.B67]=&quot;O&quot;; &quot;PB0&quot;; IF([.C67]=&quot;O&quot;; &quot;PB1&quot;; IF([.D67]=&quot;O&quot;; &quot;PB2&quot;; IF([.E67]=&quot;O&quot;; &quot;PB3&quot;; IF([.F67]=&quot;O&quot;; &quot;DFP&quot;; &quot;?&quot;)))))" office:value-type="string" office:string-value="PB1" calcext:value-type="string">
            <text:p>PB1</text:p>
          </table:table-cell>
          <table:table-cell office:value-type="string" calcext:value-type="string">
            <text:p>Instruction Register</text:p>
          </table:table-cell>
          <table:table-cell table:number-columns-repeated="2"/>
          <table:table-cell office:value-type="string" calcext:value-type="string">
            <text:p>Instruction Register: operand fie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R10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93" table:formula="of:=IF([.B68]=&quot;O&quot;; &quot;PB0&quot;; IF([.C68]=&quot;O&quot;; &quot;PB1&quot;; IF([.D68]=&quot;O&quot;; &quot;PB2&quot;; IF([.E68]=&quot;O&quot;; &quot;PB3&quot;; IF([.F68]=&quot;O&quot;; &quot;DFP&quot;; &quot;?&quot;)))))" office:value-type="string" office:string-value="PB1" calcext:value-type="string">
            <text:p>PB1</text:p>
          </table:table-cell>
          <table:table-cell office:value-type="string" calcext:value-type="string">
            <text:p>Instruction Register</text:p>
          </table:table-cell>
          <table:table-cell table:number-columns-repeated="2"/>
          <table:table-cell office:value-type="string" calcext:value-type="string">
            <text:p>Instruction Register: R fie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PRAM#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style-name="ce25" office:value-type="string" calcext:value-type="string">
            <text:p>O</text:p>
          </table:table-cell>
          <table:table-cell table:style-name="ce94" table:formula="of:=IF([.B69]=&quot;O&quot;; &quot;PB0&quot;; IF([.C69]=&quot;O&quot;; &quot;PB1&quot;; IF([.D69]=&quot;O&quot;; &quot;PB2&quot;; IF([.E69]=&quot;O&quot;; &quot;PB3&quot;; IF([.F69]=&quot;O&quot;; &quot;DFP&quot;; &quot;?&quot;)))))" office:value-type="string" office:string-value="DFP" calcext:value-type="string">
            <text:p>DFP</text:p>
          </table:table-cell>
          <table:table-cell office:value-type="string" calcext:value-type="string">
            <text:p>DFP</text:p>
          </table:table-cell>
          <table:table-cell table:number-columns-repeated="2"/>
          <table:table-cell office:value-type="string" calcext:value-type="string">
            <text:p>MBU boots with 64kW of RAM when low (no ROM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B0–15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/O</text:p>
          </table:table-cell>
          <table:table-cell table:style-name="ce95" table:formula="of:=IF([.B70]=&quot;O&quot;; &quot;PB0&quot;; IF([.C70]=&quot;O&quot;; &quot;PB1&quot;; IF([.D70]=&quot;O&quot;; &quot;PB2&quot;; IF([.E70]=&quot;O&quot;; &quot;PB3&quot;; IF([.F70]=&quot;O&quot;; &quot;DFP&quot;; &quot;?&quot;)))))" office:value-type="string" office:string-value="PB2" calcext:value-type="string">
            <text:p>PB2</text:p>
          </table:table-cell>
          <table:table-cell office:value-type="string" calcext:value-type="string">
            <text:p>Address Register</text:p>
          </table:table-cell>
          <table:table-cell table:number-columns-repeated="2"/>
          <table:table-cell office:value-type="string" calcext:value-type="string">
            <text:p>Address Bu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CCPL#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/>
          <table:table-cell table:style-name="ce96" table:formula="of:=IF([.B71]=&quot;O&quot;; &quot;PB0&quot;; IF([.C71]=&quot;O&quot;; &quot;PB1&quot;; IF([.D71]=&quot;O&quot;; &quot;PB2&quot;; IF([.E71]=&quot;O&quot;; &quot;PB3&quot;; IF([.F71]=&quot;O&quot;; &quot;DFP&quot;; &quot;?&quot;)))))" office:value-type="string" office:string-value="PB2" calcext:value-type="string">
            <text:p>PB2</text:p>
          </table:table-cell>
          <table:table-cell table:number-columns-repeated="3"/>
          <table:table-cell office:value-type="string" calcext:value-type="string">
            <text:p>AC wrapped around; toggle 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C0–15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table:style-name="ce97" table:formula="of:=IF([.B72]=&quot;O&quot;; &quot;PB0&quot;; IF([.C72]=&quot;O&quot;; &quot;PB1&quot;; IF([.D72]=&quot;O&quot;; &quot;PB2&quot;; IF([.E72]=&quot;O&quot;; &quot;PB3&quot;; IF([.F72]=&quot;O&quot;; &quot;DFP&quot;; &quot;?&quot;)))))" office:value-type="string" office:string-value="PB2" calcext:value-type="string">
            <text:p>PB2</text:p>
          </table:table-cell>
          <table:table-cell office:value-type="string" calcext:value-type="string">
            <text:p>Accumulator</text:p>
          </table:table-cell>
          <table:table-cell/>
          <table:table-cell office:value-type="string" calcext:value-type="string">
            <text:p>Impedance matched (30Ω, PB2)</text:p>
          </table:table-cell>
          <table:table-cell office:value-type="string" calcext:value-type="string">
            <text:p>Accumulato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R0–15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ce98" table:formula="of:=IF([.B73]=&quot;O&quot;; &quot;PB0&quot;; IF([.C73]=&quot;O&quot;; &quot;PB1&quot;; IF([.D73]=&quot;O&quot;; &quot;PB2&quot;; IF([.E73]=&quot;O&quot;; &quot;PB3&quot;; IF([.F73]=&quot;O&quot;; &quot;DFP&quot;; &quot;?&quot;)))))" office:value-type="string" office:string-value="PB2" calcext:value-type="string">
            <text:p>PB2</text:p>
          </table:table-cell>
          <table:table-cell office:value-type="string" calcext:value-type="string">
            <text:p>Data Register</text:p>
          </table:table-cell>
          <table:table-cell table:number-columns-repeated="2"/>
          <table:table-cell office:value-type="string" calcext:value-type="string">
            <text:p>Data Registe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ODEV1XX#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ce99" table:formula="of:=IF([.B74]=&quot;O&quot;; &quot;PB0&quot;; IF([.C74]=&quot;O&quot;; &quot;PB1&quot;; IF([.D74]=&quot;O&quot;; &quot;PB2&quot;; IF([.E74]=&quot;O&quot;; &quot;PB3&quot;; IF([.F74]=&quot;O&quot;; &quot;DFP&quot;; &quot;?&quot;)))))" office:value-type="string" office:string-value="PB2" calcext:value-type="string">
            <text:p>PB2</text:p>
          </table:table-cell>
          <table:table-cell office:value-type="string" calcext:value-type="string">
            <text:p>I/O Space Decoder</text:p>
          </table:table-cell>
          <table:table-cell/>
          <table:table-cell office:value-type="string" calcext:value-type="string">
            <text:p>Bus Hold/Termination (PB0)</text:p>
          </table:table-cell>
          <table:table-cell office:value-type="string" calcext:value-type="string">
            <text:p>I/O addresses 0100–01FF selecte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ODEV2XX#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ce100" table:formula="of:=IF([.B75]=&quot;O&quot;; &quot;PB0&quot;; IF([.C75]=&quot;O&quot;; &quot;PB1&quot;; IF([.D75]=&quot;O&quot;; &quot;PB2&quot;; IF([.E75]=&quot;O&quot;; &quot;PB3&quot;; IF([.F75]=&quot;O&quot;; &quot;DFP&quot;; &quot;?&quot;)))))" office:value-type="string" office:string-value="PB2" calcext:value-type="string">
            <text:p>PB2</text:p>
          </table:table-cell>
          <table:table-cell office:value-type="string" calcext:value-type="string">
            <text:p>I/O Space Decoder</text:p>
          </table:table-cell>
          <table:table-cell/>
          <table:table-cell office:value-type="string" calcext:value-type="string">
            <text:p>Bus Hold/Termination (PB0)</text:p>
          </table:table-cell>
          <table:table-cell office:value-type="string" calcext:value-type="string">
            <text:p>I/O addresses 0200–02FF selecte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ODEV3XX#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ce101" table:formula="of:=IF([.B76]=&quot;O&quot;; &quot;PB0&quot;; IF([.C76]=&quot;O&quot;; &quot;PB1&quot;; IF([.D76]=&quot;O&quot;; &quot;PB2&quot;; IF([.E76]=&quot;O&quot;; &quot;PB3&quot;; IF([.F76]=&quot;O&quot;; &quot;DFP&quot;; &quot;?&quot;)))))" office:value-type="string" office:string-value="PB2" calcext:value-type="string">
            <text:p>PB2</text:p>
          </table:table-cell>
          <table:table-cell office:value-type="string" calcext:value-type="string">
            <text:p>I/O Space Decoder</text:p>
          </table:table-cell>
          <table:table-cell/>
          <table:table-cell office:value-type="string" calcext:value-type="string">
            <text:p>Bus Hold/Termination (PB0)</text:p>
          </table:table-cell>
          <table:table-cell office:value-type="string" calcext:value-type="string">
            <text:p>I/O addresses 0300–03FF selecte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0–15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102" table:formula="of:=IF([.B77]=&quot;O&quot;; &quot;PB0&quot;; IF([.C77]=&quot;O&quot;; &quot;PB1&quot;; IF([.D77]=&quot;O&quot;; &quot;PB2&quot;; IF([.E77]=&quot;O&quot;; &quot;PB3&quot;; IF([.F77]=&quot;O&quot;; &quot;DFP&quot;; &quot;?&quot;)))))" office:value-type="string" office:string-value="PB3" calcext:value-type="string">
            <text:p>PB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XT0–7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103" table:formula="of:=IF([.B78]=&quot;O&quot;; &quot;PB0&quot;; IF([.C78]=&quot;O&quot;; &quot;PB1&quot;; IF([.D78]=&quot;O&quot;; &quot;PB2&quot;; IF([.E78]=&quot;O&quot;; &quot;PB3&quot;; IF([.F78]=&quot;O&quot;; &quot;DFP&quot;; &quot;?&quot;)))))" office:value-type="string" office:string-value="PB3" calcext:value-type="string">
            <text:p>PB3</text:p>
          </table:table-cell>
          <table:table-cell office:value-type="string" calcext:value-type="string">
            <text:p>MB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0–15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104" table:formula="of:=IF([.B79]=&quot;O&quot;; &quot;PB0&quot;; IF([.C79]=&quot;O&quot;; &quot;PB1&quot;; IF([.D79]=&quot;O&quot;; &quot;PB2&quot;; IF([.E79]=&quot;O&quot;; &quot;PB3&quot;; IF([.F79]=&quot;O&quot;; &quot;DFP&quot;; &quot;?&quot;)))))" office:value-type="string" office:string-value="PB3" calcext:value-type="string">
            <text:p>PB3</text:p>
          </table:table-cell>
          <table:table-cell office:value-type="string" calcext:value-type="string">
            <text:p>AL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OP0–2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105" table:formula="of:=IF([.B80]=&quot;O&quot;; &quot;PB0&quot;; IF([.C80]=&quot;O&quot;; &quot;PB1&quot;; IF([.D80]=&quot;O&quot;; &quot;PB2&quot;; IF([.E80]=&quot;O&quot;; &quot;PB3&quot;; IF([.F80]=&quot;O&quot;; &quot;DFP&quot;; &quot;?&quot;)))))" office:value-type="string" office:string-value="PB3" calcext:value-type="string">
            <text:p>PB3</text:p>
          </table:table-cell>
          <table:table-cell table:number-columns-repeated="1017"/>
        </table:table-row>
        <table:table-row table:style-name="ro4" table:number-rows-repeated="104849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B2:Sheet1.B1048576">
            <calcext:condition calcext:apply-style-name="Green background" calcext:value="=&quot;I&quot;" calcext:base-cell-address="Sheet1.B2"/>
            <calcext:condition calcext:apply-style-name="Red background" calcext:value="=&quot;O&quot;" calcext:base-cell-address="Sheet1.B2"/>
          </calcext:conditional-format>
          <calcext:conditional-format calcext:target-range-address="Sheet1.C2:Sheet1.C1048576">
            <calcext:condition calcext:apply-style-name="Green background" calcext:value="=&quot;I&quot;" calcext:base-cell-address="Sheet1.C2"/>
            <calcext:condition calcext:apply-style-name="Red background" calcext:value="=&quot;O&quot;" calcext:base-cell-address="Sheet1.C2"/>
          </calcext:conditional-format>
          <calcext:conditional-format calcext:target-range-address="Sheet1.D2:Sheet1.D1048576">
            <calcext:condition calcext:apply-style-name="Green background" calcext:value="=&quot;I&quot;" calcext:base-cell-address="Sheet1.D2"/>
            <calcext:condition calcext:apply-style-name="Red background" calcext:value="=&quot;O&quot;" calcext:base-cell-address="Sheet1.D2"/>
          </calcext:conditional-format>
          <calcext:conditional-format calcext:target-range-address="Sheet1.E2:Sheet1.E1048576">
            <calcext:condition calcext:apply-style-name="Green background" calcext:value="=&quot;I&quot;" calcext:base-cell-address="Sheet1.E2"/>
            <calcext:condition calcext:apply-style-name="Red background" calcext:value="=&quot;O&quot;" calcext:base-cell-address="Sheet1.E2"/>
          </calcext:conditional-format>
          <calcext:conditional-format calcext:target-range-address="Sheet1.F64:Sheet1.F1048576 Sheet1.F36:Sheet1.F38 Sheet1.F26:Sheet1.F34 Sheet1.F43:Sheet1.F45 Sheet1.F16:Sheet1.F18 Sheet1.F10:Sheet1.F12 Sheet1.F2:Sheet1.F8 Sheet1.F47:Sheet1.F62 Sheet1.F20:Sheet1.F24">
            <calcext:condition calcext:apply-style-name="Green background" calcext:value="=&quot;I&quot;" calcext:base-cell-address="Sheet1.F2"/>
            <calcext:condition calcext:apply-style-name="Red background" calcext:value="=&quot;O&quot;" calcext:base-cell-address="Sheet1.F2"/>
          </calcext:conditional-format>
          <calcext:conditional-format calcext:target-range-address="Sheet1.F39:Sheet1.F39">
            <calcext:condition calcext:apply-style-name="Green background" calcext:value="=&quot;I&quot;" calcext:base-cell-address="Sheet1.F39"/>
            <calcext:condition calcext:apply-style-name="Red background" calcext:value="=&quot;O&quot;" calcext:base-cell-address="Sheet1.F39"/>
          </calcext:conditional-format>
          <calcext:conditional-format calcext:target-range-address="Sheet1.F40:Sheet1.F40">
            <calcext:condition calcext:apply-style-name="Green background" calcext:value="=&quot;I&quot;" calcext:base-cell-address="Sheet1.F40"/>
            <calcext:condition calcext:apply-style-name="Red background" calcext:value="=&quot;O&quot;" calcext:base-cell-address="Sheet1.F40"/>
          </calcext:conditional-format>
          <calcext:conditional-format calcext:target-range-address="Sheet1.F41:Sheet1.F41">
            <calcext:condition calcext:apply-style-name="Green background" calcext:value="=&quot;I&quot;" calcext:base-cell-address="Sheet1.F41"/>
            <calcext:condition calcext:apply-style-name="Red background" calcext:value="=&quot;O&quot;" calcext:base-cell-address="Sheet1.F41"/>
          </calcext:conditional-format>
          <calcext:conditional-format calcext:target-range-address="Sheet1.F42:Sheet1.F42">
            <calcext:condition calcext:apply-style-name="Green background" calcext:value="=&quot;I&quot;" calcext:base-cell-address="Sheet1.F42"/>
            <calcext:condition calcext:apply-style-name="Red background" calcext:value="=&quot;O&quot;" calcext:base-cell-address="Sheet1.F42"/>
          </calcext:conditional-format>
          <calcext:conditional-format calcext:target-range-address="Sheet1.F35:Sheet1.F35">
            <calcext:condition calcext:apply-style-name="Green background" calcext:value="=&quot;I&quot;" calcext:base-cell-address="Sheet1.F35"/>
            <calcext:condition calcext:apply-style-name="Red background" calcext:value="=&quot;O&quot;" calcext:base-cell-address="Sheet1.F35"/>
          </calcext:conditional-format>
          <calcext:conditional-format calcext:target-range-address="Sheet1.F46:Sheet1.F46">
            <calcext:condition calcext:apply-style-name="Green background" calcext:value="=&quot;I&quot;" calcext:base-cell-address="Sheet1.F46"/>
            <calcext:condition calcext:apply-style-name="Red background" calcext:value="=&quot;O&quot;" calcext:base-cell-address="Sheet1.F46"/>
          </calcext:conditional-format>
          <calcext:conditional-format calcext:target-range-address="Sheet1.F19:Sheet1.F19">
            <calcext:condition calcext:apply-style-name="Green background" calcext:value="=&quot;I&quot;" calcext:base-cell-address="Sheet1.F19"/>
            <calcext:condition calcext:apply-style-name="Red background" calcext:value="=&quot;O&quot;" calcext:base-cell-address="Sheet1.F19"/>
          </calcext:conditional-format>
          <calcext:conditional-format calcext:target-range-address="Sheet1.F15:Sheet1.F15">
            <calcext:condition calcext:apply-style-name="Green background" calcext:value="=&quot;I&quot;" calcext:base-cell-address="Sheet1.F15"/>
            <calcext:condition calcext:apply-style-name="Red background" calcext:value="=&quot;O&quot;" calcext:base-cell-address="Sheet1.F15"/>
          </calcext:conditional-format>
          <calcext:conditional-format calcext:target-range-address="Sheet1.F14:Sheet1.F14">
            <calcext:condition calcext:apply-style-name="Green background" calcext:value="=&quot;I&quot;" calcext:base-cell-address="Sheet1.F14"/>
            <calcext:condition calcext:apply-style-name="Red background" calcext:value="=&quot;O&quot;" calcext:base-cell-address="Sheet1.F14"/>
          </calcext:conditional-format>
          <calcext:conditional-format calcext:target-range-address="Sheet1.F9:Sheet1.F9">
            <calcext:condition calcext:apply-style-name="Green background" calcext:value="=&quot;I&quot;" calcext:base-cell-address="Sheet1.F9"/>
            <calcext:condition calcext:apply-style-name="Red background" calcext:value="=&quot;O&quot;" calcext:base-cell-address="Sheet1.F9"/>
          </calcext:conditional-format>
          <calcext:conditional-format calcext:target-range-address="Sheet1.F63:Sheet1.F63">
            <calcext:condition calcext:apply-style-name="Green background" calcext:value="=&quot;I&quot;" calcext:base-cell-address="Sheet1.F63"/>
            <calcext:condition calcext:apply-style-name="Red background" calcext:value="=&quot;O&quot;" calcext:base-cell-address="Sheet1.F63"/>
          </calcext:conditional-format>
          <calcext:conditional-format calcext:target-range-address="Sheet1.F13:Sheet1.F13">
            <calcext:condition calcext:apply-style-name="Green background" calcext:value="=&quot;I&quot;" calcext:base-cell-address="Sheet1.F13"/>
            <calcext:condition calcext:apply-style-name="Red background" calcext:value="=&quot;O&quot;" calcext:base-cell-address="Sheet1.F13"/>
          </calcext:conditional-format>
          <calcext:conditional-format calcext:target-range-address="Sheet1.F25:Sheet1.F25">
            <calcext:condition calcext:apply-style-name="Green background" calcext:value="=&quot;I&quot;" calcext:base-cell-address="Sheet1.F25"/>
            <calcext:condition calcext:apply-style-name="Red background" calcext:value="=&quot;O&quot;" calcext:base-cell-address="Sheet1.F25"/>
          </calcext:conditional-format>
          <calcext:conditional-format calcext:target-range-address="Sheet1.G81:Sheet1.G1048576">
            <calcext:condition calcext:apply-style-name="Purple Background" calcext:value="=&quot;PB0&quot;" calcext:base-cell-address="Sheet1.G81"/>
            <calcext:condition calcext:apply-style-name="Cyan Background" calcext:value="=&quot;PB1&quot;" calcext:base-cell-address="Sheet1.G81"/>
            <calcext:condition calcext:apply-style-name="Yellow Background" calcext:value="=&quot;PB2&quot;" calcext:base-cell-address="Sheet1.G81"/>
            <calcext:condition calcext:apply-style-name="Brown Background" calcext:value="=&quot;PB3&quot;" calcext:base-cell-address="Sheet1.G81"/>
          </calcext:conditional-format>
          <calcext:conditional-format calcext:target-range-address="Sheet1.I2:Sheet1.I1048576">
            <calcext:condition calcext:apply-style-name="Red background" calcext:value="=&quot;Open Drain&quot;" calcext:base-cell-address="Sheet1.I2"/>
          </calcext:conditional-format>
          <calcext:conditional-format calcext:target-range-address="Sheet1.G2:Sheet1.G2">
            <calcext:condition calcext:apply-style-name="Purple Background" calcext:value="=&quot;PB0&quot;" calcext:base-cell-address="Sheet1.G2"/>
            <calcext:condition calcext:apply-style-name="Cyan Background" calcext:value="=&quot;PB1&quot;" calcext:base-cell-address="Sheet1.G2"/>
            <calcext:condition calcext:apply-style-name="Yellow Background" calcext:value="=&quot;PB2&quot;" calcext:base-cell-address="Sheet1.G2"/>
            <calcext:condition calcext:apply-style-name="Brown Background" calcext:value="=&quot;PB3&quot;" calcext:base-cell-address="Sheet1.G2"/>
          </calcext:conditional-format>
          <calcext:conditional-format calcext:target-range-address="Sheet1.G3:Sheet1.G3">
            <calcext:condition calcext:apply-style-name="Purple Background" calcext:value="=&quot;PB0&quot;" calcext:base-cell-address="Sheet1.G3"/>
            <calcext:condition calcext:apply-style-name="Cyan Background" calcext:value="=&quot;PB1&quot;" calcext:base-cell-address="Sheet1.G3"/>
            <calcext:condition calcext:apply-style-name="Yellow Background" calcext:value="=&quot;PB2&quot;" calcext:base-cell-address="Sheet1.G3"/>
            <calcext:condition calcext:apply-style-name="Brown Background" calcext:value="=&quot;PB3&quot;" calcext:base-cell-address="Sheet1.G3"/>
          </calcext:conditional-format>
          <calcext:conditional-format calcext:target-range-address="Sheet1.G4:Sheet1.G4">
            <calcext:condition calcext:apply-style-name="Purple Background" calcext:value="=&quot;PB0&quot;" calcext:base-cell-address="Sheet1.G4"/>
            <calcext:condition calcext:apply-style-name="Cyan Background" calcext:value="=&quot;PB1&quot;" calcext:base-cell-address="Sheet1.G4"/>
            <calcext:condition calcext:apply-style-name="Yellow Background" calcext:value="=&quot;PB2&quot;" calcext:base-cell-address="Sheet1.G4"/>
            <calcext:condition calcext:apply-style-name="Brown Background" calcext:value="=&quot;PB3&quot;" calcext:base-cell-address="Sheet1.G4"/>
          </calcext:conditional-format>
          <calcext:conditional-format calcext:target-range-address="Sheet1.G5:Sheet1.G5">
            <calcext:condition calcext:apply-style-name="Purple Background" calcext:value="=&quot;PB0&quot;" calcext:base-cell-address="Sheet1.G5"/>
            <calcext:condition calcext:apply-style-name="Cyan Background" calcext:value="=&quot;PB1&quot;" calcext:base-cell-address="Sheet1.G5"/>
            <calcext:condition calcext:apply-style-name="Yellow Background" calcext:value="=&quot;PB2&quot;" calcext:base-cell-address="Sheet1.G5"/>
            <calcext:condition calcext:apply-style-name="Brown Background" calcext:value="=&quot;PB3&quot;" calcext:base-cell-address="Sheet1.G5"/>
          </calcext:conditional-format>
          <calcext:conditional-format calcext:target-range-address="Sheet1.G6:Sheet1.G6">
            <calcext:condition calcext:apply-style-name="Purple Background" calcext:value="=&quot;PB0&quot;" calcext:base-cell-address="Sheet1.G6"/>
            <calcext:condition calcext:apply-style-name="Cyan Background" calcext:value="=&quot;PB1&quot;" calcext:base-cell-address="Sheet1.G6"/>
            <calcext:condition calcext:apply-style-name="Yellow Background" calcext:value="=&quot;PB2&quot;" calcext:base-cell-address="Sheet1.G6"/>
            <calcext:condition calcext:apply-style-name="Brown Background" calcext:value="=&quot;PB3&quot;" calcext:base-cell-address="Sheet1.G6"/>
          </calcext:conditional-format>
          <calcext:conditional-format calcext:target-range-address="Sheet1.G7:Sheet1.G7">
            <calcext:condition calcext:apply-style-name="Purple Background" calcext:value="=&quot;PB0&quot;" calcext:base-cell-address="Sheet1.G7"/>
            <calcext:condition calcext:apply-style-name="Cyan Background" calcext:value="=&quot;PB1&quot;" calcext:base-cell-address="Sheet1.G7"/>
            <calcext:condition calcext:apply-style-name="Yellow Background" calcext:value="=&quot;PB2&quot;" calcext:base-cell-address="Sheet1.G7"/>
            <calcext:condition calcext:apply-style-name="Brown Background" calcext:value="=&quot;PB3&quot;" calcext:base-cell-address="Sheet1.G7"/>
          </calcext:conditional-format>
          <calcext:conditional-format calcext:target-range-address="Sheet1.G8:Sheet1.G8">
            <calcext:condition calcext:apply-style-name="Purple Background" calcext:value="=&quot;PB0&quot;" calcext:base-cell-address="Sheet1.G8"/>
            <calcext:condition calcext:apply-style-name="Cyan Background" calcext:value="=&quot;PB1&quot;" calcext:base-cell-address="Sheet1.G8"/>
            <calcext:condition calcext:apply-style-name="Yellow Background" calcext:value="=&quot;PB2&quot;" calcext:base-cell-address="Sheet1.G8"/>
            <calcext:condition calcext:apply-style-name="Brown Background" calcext:value="=&quot;PB3&quot;" calcext:base-cell-address="Sheet1.G8"/>
          </calcext:conditional-format>
          <calcext:conditional-format calcext:target-range-address="Sheet1.G9:Sheet1.G9">
            <calcext:condition calcext:apply-style-name="Purple Background" calcext:value="=&quot;PB0&quot;" calcext:base-cell-address="Sheet1.G9"/>
            <calcext:condition calcext:apply-style-name="Cyan Background" calcext:value="=&quot;PB1&quot;" calcext:base-cell-address="Sheet1.G9"/>
            <calcext:condition calcext:apply-style-name="Yellow Background" calcext:value="=&quot;PB2&quot;" calcext:base-cell-address="Sheet1.G9"/>
            <calcext:condition calcext:apply-style-name="Brown Background" calcext:value="=&quot;PB3&quot;" calcext:base-cell-address="Sheet1.G9"/>
          </calcext:conditional-format>
          <calcext:conditional-format calcext:target-range-address="Sheet1.G10:Sheet1.G10">
            <calcext:condition calcext:apply-style-name="Purple Background" calcext:value="=&quot;PB0&quot;" calcext:base-cell-address="Sheet1.G10"/>
            <calcext:condition calcext:apply-style-name="Cyan Background" calcext:value="=&quot;PB1&quot;" calcext:base-cell-address="Sheet1.G10"/>
            <calcext:condition calcext:apply-style-name="Yellow Background" calcext:value="=&quot;PB2&quot;" calcext:base-cell-address="Sheet1.G10"/>
            <calcext:condition calcext:apply-style-name="Brown Background" calcext:value="=&quot;PB3&quot;" calcext:base-cell-address="Sheet1.G10"/>
          </calcext:conditional-format>
          <calcext:conditional-format calcext:target-range-address="Sheet1.G11:Sheet1.G11">
            <calcext:condition calcext:apply-style-name="Purple Background" calcext:value="=&quot;PB0&quot;" calcext:base-cell-address="Sheet1.G11"/>
            <calcext:condition calcext:apply-style-name="Cyan Background" calcext:value="=&quot;PB1&quot;" calcext:base-cell-address="Sheet1.G11"/>
            <calcext:condition calcext:apply-style-name="Yellow Background" calcext:value="=&quot;PB2&quot;" calcext:base-cell-address="Sheet1.G11"/>
            <calcext:condition calcext:apply-style-name="Brown Background" calcext:value="=&quot;PB3&quot;" calcext:base-cell-address="Sheet1.G11"/>
          </calcext:conditional-format>
          <calcext:conditional-format calcext:target-range-address="Sheet1.G12:Sheet1.G12">
            <calcext:condition calcext:apply-style-name="Purple Background" calcext:value="=&quot;PB0&quot;" calcext:base-cell-address="Sheet1.G12"/>
            <calcext:condition calcext:apply-style-name="Cyan Background" calcext:value="=&quot;PB1&quot;" calcext:base-cell-address="Sheet1.G12"/>
            <calcext:condition calcext:apply-style-name="Yellow Background" calcext:value="=&quot;PB2&quot;" calcext:base-cell-address="Sheet1.G12"/>
            <calcext:condition calcext:apply-style-name="Brown Background" calcext:value="=&quot;PB3&quot;" calcext:base-cell-address="Sheet1.G12"/>
          </calcext:conditional-format>
          <calcext:conditional-format calcext:target-range-address="Sheet1.G13:Sheet1.G13">
            <calcext:condition calcext:apply-style-name="Purple Background" calcext:value="=&quot;PB0&quot;" calcext:base-cell-address="Sheet1.G13"/>
            <calcext:condition calcext:apply-style-name="Cyan Background" calcext:value="=&quot;PB1&quot;" calcext:base-cell-address="Sheet1.G13"/>
            <calcext:condition calcext:apply-style-name="Yellow Background" calcext:value="=&quot;PB2&quot;" calcext:base-cell-address="Sheet1.G13"/>
            <calcext:condition calcext:apply-style-name="Brown Background" calcext:value="=&quot;PB3&quot;" calcext:base-cell-address="Sheet1.G13"/>
          </calcext:conditional-format>
          <calcext:conditional-format calcext:target-range-address="Sheet1.G14:Sheet1.G14">
            <calcext:condition calcext:apply-style-name="Purple Background" calcext:value="=&quot;PB0&quot;" calcext:base-cell-address="Sheet1.G14"/>
            <calcext:condition calcext:apply-style-name="Cyan Background" calcext:value="=&quot;PB1&quot;" calcext:base-cell-address="Sheet1.G14"/>
            <calcext:condition calcext:apply-style-name="Yellow Background" calcext:value="=&quot;PB2&quot;" calcext:base-cell-address="Sheet1.G14"/>
            <calcext:condition calcext:apply-style-name="Brown Background" calcext:value="=&quot;PB3&quot;" calcext:base-cell-address="Sheet1.G14"/>
          </calcext:conditional-format>
          <calcext:conditional-format calcext:target-range-address="Sheet1.G15:Sheet1.G15">
            <calcext:condition calcext:apply-style-name="Purple Background" calcext:value="=&quot;PB0&quot;" calcext:base-cell-address="Sheet1.G15"/>
            <calcext:condition calcext:apply-style-name="Cyan Background" calcext:value="=&quot;PB1&quot;" calcext:base-cell-address="Sheet1.G15"/>
            <calcext:condition calcext:apply-style-name="Yellow Background" calcext:value="=&quot;PB2&quot;" calcext:base-cell-address="Sheet1.G15"/>
            <calcext:condition calcext:apply-style-name="Brown Background" calcext:value="=&quot;PB3&quot;" calcext:base-cell-address="Sheet1.G15"/>
          </calcext:conditional-format>
          <calcext:conditional-format calcext:target-range-address="Sheet1.G16:Sheet1.G16">
            <calcext:condition calcext:apply-style-name="Purple Background" calcext:value="=&quot;PB0&quot;" calcext:base-cell-address="Sheet1.G16"/>
            <calcext:condition calcext:apply-style-name="Cyan Background" calcext:value="=&quot;PB1&quot;" calcext:base-cell-address="Sheet1.G16"/>
            <calcext:condition calcext:apply-style-name="Yellow Background" calcext:value="=&quot;PB2&quot;" calcext:base-cell-address="Sheet1.G16"/>
            <calcext:condition calcext:apply-style-name="Brown Background" calcext:value="=&quot;PB3&quot;" calcext:base-cell-address="Sheet1.G16"/>
          </calcext:conditional-format>
          <calcext:conditional-format calcext:target-range-address="Sheet1.G17:Sheet1.G17">
            <calcext:condition calcext:apply-style-name="Purple Background" calcext:value="=&quot;PB0&quot;" calcext:base-cell-address="Sheet1.G17"/>
            <calcext:condition calcext:apply-style-name="Cyan Background" calcext:value="=&quot;PB1&quot;" calcext:base-cell-address="Sheet1.G17"/>
            <calcext:condition calcext:apply-style-name="Yellow Background" calcext:value="=&quot;PB2&quot;" calcext:base-cell-address="Sheet1.G17"/>
            <calcext:condition calcext:apply-style-name="Brown Background" calcext:value="=&quot;PB3&quot;" calcext:base-cell-address="Sheet1.G17"/>
          </calcext:conditional-format>
          <calcext:conditional-format calcext:target-range-address="Sheet1.G18:Sheet1.G18">
            <calcext:condition calcext:apply-style-name="Purple Background" calcext:value="=&quot;PB0&quot;" calcext:base-cell-address="Sheet1.G18"/>
            <calcext:condition calcext:apply-style-name="Cyan Background" calcext:value="=&quot;PB1&quot;" calcext:base-cell-address="Sheet1.G18"/>
            <calcext:condition calcext:apply-style-name="Yellow Background" calcext:value="=&quot;PB2&quot;" calcext:base-cell-address="Sheet1.G18"/>
            <calcext:condition calcext:apply-style-name="Brown Background" calcext:value="=&quot;PB3&quot;" calcext:base-cell-address="Sheet1.G18"/>
          </calcext:conditional-format>
          <calcext:conditional-format calcext:target-range-address="Sheet1.G19:Sheet1.G19">
            <calcext:condition calcext:apply-style-name="Purple Background" calcext:value="=&quot;PB0&quot;" calcext:base-cell-address="Sheet1.G19"/>
            <calcext:condition calcext:apply-style-name="Cyan Background" calcext:value="=&quot;PB1&quot;" calcext:base-cell-address="Sheet1.G19"/>
            <calcext:condition calcext:apply-style-name="Yellow Background" calcext:value="=&quot;PB2&quot;" calcext:base-cell-address="Sheet1.G19"/>
            <calcext:condition calcext:apply-style-name="Brown Background" calcext:value="=&quot;PB3&quot;" calcext:base-cell-address="Sheet1.G19"/>
          </calcext:conditional-format>
          <calcext:conditional-format calcext:target-range-address="Sheet1.G20:Sheet1.G20">
            <calcext:condition calcext:apply-style-name="Purple Background" calcext:value="=&quot;PB0&quot;" calcext:base-cell-address="Sheet1.G20"/>
            <calcext:condition calcext:apply-style-name="Cyan Background" calcext:value="=&quot;PB1&quot;" calcext:base-cell-address="Sheet1.G20"/>
            <calcext:condition calcext:apply-style-name="Yellow Background" calcext:value="=&quot;PB2&quot;" calcext:base-cell-address="Sheet1.G20"/>
            <calcext:condition calcext:apply-style-name="Brown Background" calcext:value="=&quot;PB3&quot;" calcext:base-cell-address="Sheet1.G20"/>
          </calcext:conditional-format>
          <calcext:conditional-format calcext:target-range-address="Sheet1.G21:Sheet1.G21">
            <calcext:condition calcext:apply-style-name="Purple Background" calcext:value="=&quot;PB0&quot;" calcext:base-cell-address="Sheet1.G21"/>
            <calcext:condition calcext:apply-style-name="Cyan Background" calcext:value="=&quot;PB1&quot;" calcext:base-cell-address="Sheet1.G21"/>
            <calcext:condition calcext:apply-style-name="Yellow Background" calcext:value="=&quot;PB2&quot;" calcext:base-cell-address="Sheet1.G21"/>
            <calcext:condition calcext:apply-style-name="Brown Background" calcext:value="=&quot;PB3&quot;" calcext:base-cell-address="Sheet1.G21"/>
          </calcext:conditional-format>
          <calcext:conditional-format calcext:target-range-address="Sheet1.G22:Sheet1.G22">
            <calcext:condition calcext:apply-style-name="Purple Background" calcext:value="=&quot;PB0&quot;" calcext:base-cell-address="Sheet1.G22"/>
            <calcext:condition calcext:apply-style-name="Cyan Background" calcext:value="=&quot;PB1&quot;" calcext:base-cell-address="Sheet1.G22"/>
            <calcext:condition calcext:apply-style-name="Yellow Background" calcext:value="=&quot;PB2&quot;" calcext:base-cell-address="Sheet1.G22"/>
            <calcext:condition calcext:apply-style-name="Brown Background" calcext:value="=&quot;PB3&quot;" calcext:base-cell-address="Sheet1.G22"/>
          </calcext:conditional-format>
          <calcext:conditional-format calcext:target-range-address="Sheet1.G23:Sheet1.G23">
            <calcext:condition calcext:apply-style-name="Purple Background" calcext:value="=&quot;PB0&quot;" calcext:base-cell-address="Sheet1.G23"/>
            <calcext:condition calcext:apply-style-name="Cyan Background" calcext:value="=&quot;PB1&quot;" calcext:base-cell-address="Sheet1.G23"/>
            <calcext:condition calcext:apply-style-name="Yellow Background" calcext:value="=&quot;PB2&quot;" calcext:base-cell-address="Sheet1.G23"/>
            <calcext:condition calcext:apply-style-name="Brown Background" calcext:value="=&quot;PB3&quot;" calcext:base-cell-address="Sheet1.G23"/>
          </calcext:conditional-format>
          <calcext:conditional-format calcext:target-range-address="Sheet1.G24:Sheet1.G24">
            <calcext:condition calcext:apply-style-name="Purple Background" calcext:value="=&quot;PB0&quot;" calcext:base-cell-address="Sheet1.G24"/>
            <calcext:condition calcext:apply-style-name="Cyan Background" calcext:value="=&quot;PB1&quot;" calcext:base-cell-address="Sheet1.G24"/>
            <calcext:condition calcext:apply-style-name="Yellow Background" calcext:value="=&quot;PB2&quot;" calcext:base-cell-address="Sheet1.G24"/>
            <calcext:condition calcext:apply-style-name="Brown Background" calcext:value="=&quot;PB3&quot;" calcext:base-cell-address="Sheet1.G24"/>
          </calcext:conditional-format>
          <calcext:conditional-format calcext:target-range-address="Sheet1.G25:Sheet1.G25">
            <calcext:condition calcext:apply-style-name="Purple Background" calcext:value="=&quot;PB0&quot;" calcext:base-cell-address="Sheet1.G25"/>
            <calcext:condition calcext:apply-style-name="Cyan Background" calcext:value="=&quot;PB1&quot;" calcext:base-cell-address="Sheet1.G25"/>
            <calcext:condition calcext:apply-style-name="Yellow Background" calcext:value="=&quot;PB2&quot;" calcext:base-cell-address="Sheet1.G25"/>
            <calcext:condition calcext:apply-style-name="Brown Background" calcext:value="=&quot;PB3&quot;" calcext:base-cell-address="Sheet1.G25"/>
          </calcext:conditional-format>
          <calcext:conditional-format calcext:target-range-address="Sheet1.G26:Sheet1.G26">
            <calcext:condition calcext:apply-style-name="Purple Background" calcext:value="=&quot;PB0&quot;" calcext:base-cell-address="Sheet1.G26"/>
            <calcext:condition calcext:apply-style-name="Cyan Background" calcext:value="=&quot;PB1&quot;" calcext:base-cell-address="Sheet1.G26"/>
            <calcext:condition calcext:apply-style-name="Yellow Background" calcext:value="=&quot;PB2&quot;" calcext:base-cell-address="Sheet1.G26"/>
            <calcext:condition calcext:apply-style-name="Brown Background" calcext:value="=&quot;PB3&quot;" calcext:base-cell-address="Sheet1.G26"/>
          </calcext:conditional-format>
          <calcext:conditional-format calcext:target-range-address="Sheet1.G27:Sheet1.G27">
            <calcext:condition calcext:apply-style-name="Purple Background" calcext:value="=&quot;PB0&quot;" calcext:base-cell-address="Sheet1.G27"/>
            <calcext:condition calcext:apply-style-name="Cyan Background" calcext:value="=&quot;PB1&quot;" calcext:base-cell-address="Sheet1.G27"/>
            <calcext:condition calcext:apply-style-name="Yellow Background" calcext:value="=&quot;PB2&quot;" calcext:base-cell-address="Sheet1.G27"/>
            <calcext:condition calcext:apply-style-name="Brown Background" calcext:value="=&quot;PB3&quot;" calcext:base-cell-address="Sheet1.G27"/>
          </calcext:conditional-format>
          <calcext:conditional-format calcext:target-range-address="Sheet1.G28:Sheet1.G28">
            <calcext:condition calcext:apply-style-name="Purple Background" calcext:value="=&quot;PB0&quot;" calcext:base-cell-address="Sheet1.G28"/>
            <calcext:condition calcext:apply-style-name="Cyan Background" calcext:value="=&quot;PB1&quot;" calcext:base-cell-address="Sheet1.G28"/>
            <calcext:condition calcext:apply-style-name="Yellow Background" calcext:value="=&quot;PB2&quot;" calcext:base-cell-address="Sheet1.G28"/>
            <calcext:condition calcext:apply-style-name="Brown Background" calcext:value="=&quot;PB3&quot;" calcext:base-cell-address="Sheet1.G28"/>
          </calcext:conditional-format>
          <calcext:conditional-format calcext:target-range-address="Sheet1.G29:Sheet1.G29">
            <calcext:condition calcext:apply-style-name="Purple Background" calcext:value="=&quot;PB0&quot;" calcext:base-cell-address="Sheet1.G29"/>
            <calcext:condition calcext:apply-style-name="Cyan Background" calcext:value="=&quot;PB1&quot;" calcext:base-cell-address="Sheet1.G29"/>
            <calcext:condition calcext:apply-style-name="Yellow Background" calcext:value="=&quot;PB2&quot;" calcext:base-cell-address="Sheet1.G29"/>
            <calcext:condition calcext:apply-style-name="Brown Background" calcext:value="=&quot;PB3&quot;" calcext:base-cell-address="Sheet1.G29"/>
          </calcext:conditional-format>
          <calcext:conditional-format calcext:target-range-address="Sheet1.G30:Sheet1.G30">
            <calcext:condition calcext:apply-style-name="Purple Background" calcext:value="=&quot;PB0&quot;" calcext:base-cell-address="Sheet1.G30"/>
            <calcext:condition calcext:apply-style-name="Cyan Background" calcext:value="=&quot;PB1&quot;" calcext:base-cell-address="Sheet1.G30"/>
            <calcext:condition calcext:apply-style-name="Yellow Background" calcext:value="=&quot;PB2&quot;" calcext:base-cell-address="Sheet1.G30"/>
            <calcext:condition calcext:apply-style-name="Brown Background" calcext:value="=&quot;PB3&quot;" calcext:base-cell-address="Sheet1.G30"/>
          </calcext:conditional-format>
          <calcext:conditional-format calcext:target-range-address="Sheet1.G31:Sheet1.G31">
            <calcext:condition calcext:apply-style-name="Purple Background" calcext:value="=&quot;PB0&quot;" calcext:base-cell-address="Sheet1.G31"/>
            <calcext:condition calcext:apply-style-name="Cyan Background" calcext:value="=&quot;PB1&quot;" calcext:base-cell-address="Sheet1.G31"/>
            <calcext:condition calcext:apply-style-name="Yellow Background" calcext:value="=&quot;PB2&quot;" calcext:base-cell-address="Sheet1.G31"/>
            <calcext:condition calcext:apply-style-name="Brown Background" calcext:value="=&quot;PB3&quot;" calcext:base-cell-address="Sheet1.G31"/>
          </calcext:conditional-format>
          <calcext:conditional-format calcext:target-range-address="Sheet1.G32:Sheet1.G32">
            <calcext:condition calcext:apply-style-name="Purple Background" calcext:value="=&quot;PB0&quot;" calcext:base-cell-address="Sheet1.G32"/>
            <calcext:condition calcext:apply-style-name="Cyan Background" calcext:value="=&quot;PB1&quot;" calcext:base-cell-address="Sheet1.G32"/>
            <calcext:condition calcext:apply-style-name="Yellow Background" calcext:value="=&quot;PB2&quot;" calcext:base-cell-address="Sheet1.G32"/>
            <calcext:condition calcext:apply-style-name="Brown Background" calcext:value="=&quot;PB3&quot;" calcext:base-cell-address="Sheet1.G32"/>
          </calcext:conditional-format>
          <calcext:conditional-format calcext:target-range-address="Sheet1.G33:Sheet1.G33">
            <calcext:condition calcext:apply-style-name="Purple Background" calcext:value="=&quot;PB0&quot;" calcext:base-cell-address="Sheet1.G33"/>
            <calcext:condition calcext:apply-style-name="Cyan Background" calcext:value="=&quot;PB1&quot;" calcext:base-cell-address="Sheet1.G33"/>
            <calcext:condition calcext:apply-style-name="Yellow Background" calcext:value="=&quot;PB2&quot;" calcext:base-cell-address="Sheet1.G33"/>
            <calcext:condition calcext:apply-style-name="Brown Background" calcext:value="=&quot;PB3&quot;" calcext:base-cell-address="Sheet1.G33"/>
          </calcext:conditional-format>
          <calcext:conditional-format calcext:target-range-address="Sheet1.G34:Sheet1.G34">
            <calcext:condition calcext:apply-style-name="Purple Background" calcext:value="=&quot;PB0&quot;" calcext:base-cell-address="Sheet1.G34"/>
            <calcext:condition calcext:apply-style-name="Cyan Background" calcext:value="=&quot;PB1&quot;" calcext:base-cell-address="Sheet1.G34"/>
            <calcext:condition calcext:apply-style-name="Yellow Background" calcext:value="=&quot;PB2&quot;" calcext:base-cell-address="Sheet1.G34"/>
            <calcext:condition calcext:apply-style-name="Brown Background" calcext:value="=&quot;PB3&quot;" calcext:base-cell-address="Sheet1.G34"/>
          </calcext:conditional-format>
          <calcext:conditional-format calcext:target-range-address="Sheet1.G35:Sheet1.G35">
            <calcext:condition calcext:apply-style-name="Purple Background" calcext:value="=&quot;PB0&quot;" calcext:base-cell-address="Sheet1.G35"/>
            <calcext:condition calcext:apply-style-name="Cyan Background" calcext:value="=&quot;PB1&quot;" calcext:base-cell-address="Sheet1.G35"/>
            <calcext:condition calcext:apply-style-name="Yellow Background" calcext:value="=&quot;PB2&quot;" calcext:base-cell-address="Sheet1.G35"/>
            <calcext:condition calcext:apply-style-name="Brown Background" calcext:value="=&quot;PB3&quot;" calcext:base-cell-address="Sheet1.G35"/>
          </calcext:conditional-format>
          <calcext:conditional-format calcext:target-range-address="Sheet1.G36:Sheet1.G36">
            <calcext:condition calcext:apply-style-name="Purple Background" calcext:value="=&quot;PB0&quot;" calcext:base-cell-address="Sheet1.G36"/>
            <calcext:condition calcext:apply-style-name="Cyan Background" calcext:value="=&quot;PB1&quot;" calcext:base-cell-address="Sheet1.G36"/>
            <calcext:condition calcext:apply-style-name="Yellow Background" calcext:value="=&quot;PB2&quot;" calcext:base-cell-address="Sheet1.G36"/>
            <calcext:condition calcext:apply-style-name="Brown Background" calcext:value="=&quot;PB3&quot;" calcext:base-cell-address="Sheet1.G36"/>
          </calcext:conditional-format>
          <calcext:conditional-format calcext:target-range-address="Sheet1.G37:Sheet1.G37">
            <calcext:condition calcext:apply-style-name="Purple Background" calcext:value="=&quot;PB0&quot;" calcext:base-cell-address="Sheet1.G37"/>
            <calcext:condition calcext:apply-style-name="Cyan Background" calcext:value="=&quot;PB1&quot;" calcext:base-cell-address="Sheet1.G37"/>
            <calcext:condition calcext:apply-style-name="Yellow Background" calcext:value="=&quot;PB2&quot;" calcext:base-cell-address="Sheet1.G37"/>
            <calcext:condition calcext:apply-style-name="Brown Background" calcext:value="=&quot;PB3&quot;" calcext:base-cell-address="Sheet1.G37"/>
          </calcext:conditional-format>
          <calcext:conditional-format calcext:target-range-address="Sheet1.G38:Sheet1.G38">
            <calcext:condition calcext:apply-style-name="Purple Background" calcext:value="=&quot;PB0&quot;" calcext:base-cell-address="Sheet1.G38"/>
            <calcext:condition calcext:apply-style-name="Cyan Background" calcext:value="=&quot;PB1&quot;" calcext:base-cell-address="Sheet1.G38"/>
            <calcext:condition calcext:apply-style-name="Yellow Background" calcext:value="=&quot;PB2&quot;" calcext:base-cell-address="Sheet1.G38"/>
            <calcext:condition calcext:apply-style-name="Brown Background" calcext:value="=&quot;PB3&quot;" calcext:base-cell-address="Sheet1.G38"/>
          </calcext:conditional-format>
          <calcext:conditional-format calcext:target-range-address="Sheet1.G39:Sheet1.G39">
            <calcext:condition calcext:apply-style-name="Purple Background" calcext:value="=&quot;PB0&quot;" calcext:base-cell-address="Sheet1.G39"/>
            <calcext:condition calcext:apply-style-name="Cyan Background" calcext:value="=&quot;PB1&quot;" calcext:base-cell-address="Sheet1.G39"/>
            <calcext:condition calcext:apply-style-name="Yellow Background" calcext:value="=&quot;PB2&quot;" calcext:base-cell-address="Sheet1.G39"/>
            <calcext:condition calcext:apply-style-name="Brown Background" calcext:value="=&quot;PB3&quot;" calcext:base-cell-address="Sheet1.G39"/>
          </calcext:conditional-format>
          <calcext:conditional-format calcext:target-range-address="Sheet1.G40:Sheet1.G40">
            <calcext:condition calcext:apply-style-name="Purple Background" calcext:value="=&quot;PB0&quot;" calcext:base-cell-address="Sheet1.G40"/>
            <calcext:condition calcext:apply-style-name="Cyan Background" calcext:value="=&quot;PB1&quot;" calcext:base-cell-address="Sheet1.G40"/>
            <calcext:condition calcext:apply-style-name="Yellow Background" calcext:value="=&quot;PB2&quot;" calcext:base-cell-address="Sheet1.G40"/>
            <calcext:condition calcext:apply-style-name="Brown Background" calcext:value="=&quot;PB3&quot;" calcext:base-cell-address="Sheet1.G40"/>
          </calcext:conditional-format>
          <calcext:conditional-format calcext:target-range-address="Sheet1.G41:Sheet1.G41">
            <calcext:condition calcext:apply-style-name="Purple Background" calcext:value="=&quot;PB0&quot;" calcext:base-cell-address="Sheet1.G41"/>
            <calcext:condition calcext:apply-style-name="Cyan Background" calcext:value="=&quot;PB1&quot;" calcext:base-cell-address="Sheet1.G41"/>
            <calcext:condition calcext:apply-style-name="Yellow Background" calcext:value="=&quot;PB2&quot;" calcext:base-cell-address="Sheet1.G41"/>
            <calcext:condition calcext:apply-style-name="Brown Background" calcext:value="=&quot;PB3&quot;" calcext:base-cell-address="Sheet1.G41"/>
          </calcext:conditional-format>
          <calcext:conditional-format calcext:target-range-address="Sheet1.G42:Sheet1.G42">
            <calcext:condition calcext:apply-style-name="Purple Background" calcext:value="=&quot;PB0&quot;" calcext:base-cell-address="Sheet1.G42"/>
            <calcext:condition calcext:apply-style-name="Cyan Background" calcext:value="=&quot;PB1&quot;" calcext:base-cell-address="Sheet1.G42"/>
            <calcext:condition calcext:apply-style-name="Yellow Background" calcext:value="=&quot;PB2&quot;" calcext:base-cell-address="Sheet1.G42"/>
            <calcext:condition calcext:apply-style-name="Brown Background" calcext:value="=&quot;PB3&quot;" calcext:base-cell-address="Sheet1.G42"/>
          </calcext:conditional-format>
          <calcext:conditional-format calcext:target-range-address="Sheet1.G43:Sheet1.G43">
            <calcext:condition calcext:apply-style-name="Purple Background" calcext:value="=&quot;PB0&quot;" calcext:base-cell-address="Sheet1.G43"/>
            <calcext:condition calcext:apply-style-name="Cyan Background" calcext:value="=&quot;PB1&quot;" calcext:base-cell-address="Sheet1.G43"/>
            <calcext:condition calcext:apply-style-name="Yellow Background" calcext:value="=&quot;PB2&quot;" calcext:base-cell-address="Sheet1.G43"/>
            <calcext:condition calcext:apply-style-name="Brown Background" calcext:value="=&quot;PB3&quot;" calcext:base-cell-address="Sheet1.G43"/>
          </calcext:conditional-format>
          <calcext:conditional-format calcext:target-range-address="Sheet1.G44:Sheet1.G44">
            <calcext:condition calcext:apply-style-name="Purple Background" calcext:value="=&quot;PB0&quot;" calcext:base-cell-address="Sheet1.G44"/>
            <calcext:condition calcext:apply-style-name="Cyan Background" calcext:value="=&quot;PB1&quot;" calcext:base-cell-address="Sheet1.G44"/>
            <calcext:condition calcext:apply-style-name="Yellow Background" calcext:value="=&quot;PB2&quot;" calcext:base-cell-address="Sheet1.G44"/>
            <calcext:condition calcext:apply-style-name="Brown Background" calcext:value="=&quot;PB3&quot;" calcext:base-cell-address="Sheet1.G44"/>
          </calcext:conditional-format>
          <calcext:conditional-format calcext:target-range-address="Sheet1.G45:Sheet1.G45">
            <calcext:condition calcext:apply-style-name="Purple Background" calcext:value="=&quot;PB0&quot;" calcext:base-cell-address="Sheet1.G45"/>
            <calcext:condition calcext:apply-style-name="Cyan Background" calcext:value="=&quot;PB1&quot;" calcext:base-cell-address="Sheet1.G45"/>
            <calcext:condition calcext:apply-style-name="Yellow Background" calcext:value="=&quot;PB2&quot;" calcext:base-cell-address="Sheet1.G45"/>
            <calcext:condition calcext:apply-style-name="Brown Background" calcext:value="=&quot;PB3&quot;" calcext:base-cell-address="Sheet1.G45"/>
          </calcext:conditional-format>
          <calcext:conditional-format calcext:target-range-address="Sheet1.G46:Sheet1.G46">
            <calcext:condition calcext:apply-style-name="Purple Background" calcext:value="=&quot;PB0&quot;" calcext:base-cell-address="Sheet1.G46"/>
            <calcext:condition calcext:apply-style-name="Cyan Background" calcext:value="=&quot;PB1&quot;" calcext:base-cell-address="Sheet1.G46"/>
            <calcext:condition calcext:apply-style-name="Yellow Background" calcext:value="=&quot;PB2&quot;" calcext:base-cell-address="Sheet1.G46"/>
            <calcext:condition calcext:apply-style-name="Brown Background" calcext:value="=&quot;PB3&quot;" calcext:base-cell-address="Sheet1.G46"/>
          </calcext:conditional-format>
          <calcext:conditional-format calcext:target-range-address="Sheet1.G47:Sheet1.G47">
            <calcext:condition calcext:apply-style-name="Purple Background" calcext:value="=&quot;PB0&quot;" calcext:base-cell-address="Sheet1.G47"/>
            <calcext:condition calcext:apply-style-name="Cyan Background" calcext:value="=&quot;PB1&quot;" calcext:base-cell-address="Sheet1.G47"/>
            <calcext:condition calcext:apply-style-name="Yellow Background" calcext:value="=&quot;PB2&quot;" calcext:base-cell-address="Sheet1.G47"/>
            <calcext:condition calcext:apply-style-name="Brown Background" calcext:value="=&quot;PB3&quot;" calcext:base-cell-address="Sheet1.G47"/>
          </calcext:conditional-format>
          <calcext:conditional-format calcext:target-range-address="Sheet1.G48:Sheet1.G48">
            <calcext:condition calcext:apply-style-name="Purple Background" calcext:value="=&quot;PB0&quot;" calcext:base-cell-address="Sheet1.G48"/>
            <calcext:condition calcext:apply-style-name="Cyan Background" calcext:value="=&quot;PB1&quot;" calcext:base-cell-address="Sheet1.G48"/>
            <calcext:condition calcext:apply-style-name="Yellow Background" calcext:value="=&quot;PB2&quot;" calcext:base-cell-address="Sheet1.G48"/>
            <calcext:condition calcext:apply-style-name="Brown Background" calcext:value="=&quot;PB3&quot;" calcext:base-cell-address="Sheet1.G48"/>
          </calcext:conditional-format>
          <calcext:conditional-format calcext:target-range-address="Sheet1.G49:Sheet1.G49">
            <calcext:condition calcext:apply-style-name="Purple Background" calcext:value="=&quot;PB0&quot;" calcext:base-cell-address="Sheet1.G49"/>
            <calcext:condition calcext:apply-style-name="Cyan Background" calcext:value="=&quot;PB1&quot;" calcext:base-cell-address="Sheet1.G49"/>
            <calcext:condition calcext:apply-style-name="Yellow Background" calcext:value="=&quot;PB2&quot;" calcext:base-cell-address="Sheet1.G49"/>
            <calcext:condition calcext:apply-style-name="Brown Background" calcext:value="=&quot;PB3&quot;" calcext:base-cell-address="Sheet1.G49"/>
          </calcext:conditional-format>
          <calcext:conditional-format calcext:target-range-address="Sheet1.G50:Sheet1.G50">
            <calcext:condition calcext:apply-style-name="Purple Background" calcext:value="=&quot;PB0&quot;" calcext:base-cell-address="Sheet1.G50"/>
            <calcext:condition calcext:apply-style-name="Cyan Background" calcext:value="=&quot;PB1&quot;" calcext:base-cell-address="Sheet1.G50"/>
            <calcext:condition calcext:apply-style-name="Yellow Background" calcext:value="=&quot;PB2&quot;" calcext:base-cell-address="Sheet1.G50"/>
            <calcext:condition calcext:apply-style-name="Brown Background" calcext:value="=&quot;PB3&quot;" calcext:base-cell-address="Sheet1.G50"/>
          </calcext:conditional-format>
          <calcext:conditional-format calcext:target-range-address="Sheet1.G51:Sheet1.G51">
            <calcext:condition calcext:apply-style-name="Purple Background" calcext:value="=&quot;PB0&quot;" calcext:base-cell-address="Sheet1.G51"/>
            <calcext:condition calcext:apply-style-name="Cyan Background" calcext:value="=&quot;PB1&quot;" calcext:base-cell-address="Sheet1.G51"/>
            <calcext:condition calcext:apply-style-name="Yellow Background" calcext:value="=&quot;PB2&quot;" calcext:base-cell-address="Sheet1.G51"/>
            <calcext:condition calcext:apply-style-name="Brown Background" calcext:value="=&quot;PB3&quot;" calcext:base-cell-address="Sheet1.G51"/>
          </calcext:conditional-format>
          <calcext:conditional-format calcext:target-range-address="Sheet1.G52:Sheet1.G52">
            <calcext:condition calcext:apply-style-name="Purple Background" calcext:value="=&quot;PB0&quot;" calcext:base-cell-address="Sheet1.G52"/>
            <calcext:condition calcext:apply-style-name="Cyan Background" calcext:value="=&quot;PB1&quot;" calcext:base-cell-address="Sheet1.G52"/>
            <calcext:condition calcext:apply-style-name="Yellow Background" calcext:value="=&quot;PB2&quot;" calcext:base-cell-address="Sheet1.G52"/>
            <calcext:condition calcext:apply-style-name="Brown Background" calcext:value="=&quot;PB3&quot;" calcext:base-cell-address="Sheet1.G52"/>
          </calcext:conditional-format>
          <calcext:conditional-format calcext:target-range-address="Sheet1.G53:Sheet1.G53">
            <calcext:condition calcext:apply-style-name="Purple Background" calcext:value="=&quot;PB0&quot;" calcext:base-cell-address="Sheet1.G53"/>
            <calcext:condition calcext:apply-style-name="Cyan Background" calcext:value="=&quot;PB1&quot;" calcext:base-cell-address="Sheet1.G53"/>
            <calcext:condition calcext:apply-style-name="Yellow Background" calcext:value="=&quot;PB2&quot;" calcext:base-cell-address="Sheet1.G53"/>
            <calcext:condition calcext:apply-style-name="Brown Background" calcext:value="=&quot;PB3&quot;" calcext:base-cell-address="Sheet1.G53"/>
          </calcext:conditional-format>
          <calcext:conditional-format calcext:target-range-address="Sheet1.G54:Sheet1.G54">
            <calcext:condition calcext:apply-style-name="Purple Background" calcext:value="=&quot;PB0&quot;" calcext:base-cell-address="Sheet1.G54"/>
            <calcext:condition calcext:apply-style-name="Cyan Background" calcext:value="=&quot;PB1&quot;" calcext:base-cell-address="Sheet1.G54"/>
            <calcext:condition calcext:apply-style-name="Yellow Background" calcext:value="=&quot;PB2&quot;" calcext:base-cell-address="Sheet1.G54"/>
            <calcext:condition calcext:apply-style-name="Brown Background" calcext:value="=&quot;PB3&quot;" calcext:base-cell-address="Sheet1.G54"/>
          </calcext:conditional-format>
          <calcext:conditional-format calcext:target-range-address="Sheet1.G55:Sheet1.G55">
            <calcext:condition calcext:apply-style-name="Purple Background" calcext:value="=&quot;PB0&quot;" calcext:base-cell-address="Sheet1.G55"/>
            <calcext:condition calcext:apply-style-name="Cyan Background" calcext:value="=&quot;PB1&quot;" calcext:base-cell-address="Sheet1.G55"/>
            <calcext:condition calcext:apply-style-name="Yellow Background" calcext:value="=&quot;PB2&quot;" calcext:base-cell-address="Sheet1.G55"/>
            <calcext:condition calcext:apply-style-name="Brown Background" calcext:value="=&quot;PB3&quot;" calcext:base-cell-address="Sheet1.G55"/>
          </calcext:conditional-format>
          <calcext:conditional-format calcext:target-range-address="Sheet1.G56:Sheet1.G56">
            <calcext:condition calcext:apply-style-name="Purple Background" calcext:value="=&quot;PB0&quot;" calcext:base-cell-address="Sheet1.G56"/>
            <calcext:condition calcext:apply-style-name="Cyan Background" calcext:value="=&quot;PB1&quot;" calcext:base-cell-address="Sheet1.G56"/>
            <calcext:condition calcext:apply-style-name="Yellow Background" calcext:value="=&quot;PB2&quot;" calcext:base-cell-address="Sheet1.G56"/>
            <calcext:condition calcext:apply-style-name="Brown Background" calcext:value="=&quot;PB3&quot;" calcext:base-cell-address="Sheet1.G56"/>
          </calcext:conditional-format>
          <calcext:conditional-format calcext:target-range-address="Sheet1.G57:Sheet1.G57">
            <calcext:condition calcext:apply-style-name="Purple Background" calcext:value="=&quot;PB0&quot;" calcext:base-cell-address="Sheet1.G57"/>
            <calcext:condition calcext:apply-style-name="Cyan Background" calcext:value="=&quot;PB1&quot;" calcext:base-cell-address="Sheet1.G57"/>
            <calcext:condition calcext:apply-style-name="Yellow Background" calcext:value="=&quot;PB2&quot;" calcext:base-cell-address="Sheet1.G57"/>
            <calcext:condition calcext:apply-style-name="Brown Background" calcext:value="=&quot;PB3&quot;" calcext:base-cell-address="Sheet1.G57"/>
          </calcext:conditional-format>
          <calcext:conditional-format calcext:target-range-address="Sheet1.G58:Sheet1.G58">
            <calcext:condition calcext:apply-style-name="Purple Background" calcext:value="=&quot;PB0&quot;" calcext:base-cell-address="Sheet1.G58"/>
            <calcext:condition calcext:apply-style-name="Cyan Background" calcext:value="=&quot;PB1&quot;" calcext:base-cell-address="Sheet1.G58"/>
            <calcext:condition calcext:apply-style-name="Yellow Background" calcext:value="=&quot;PB2&quot;" calcext:base-cell-address="Sheet1.G58"/>
            <calcext:condition calcext:apply-style-name="Brown Background" calcext:value="=&quot;PB3&quot;" calcext:base-cell-address="Sheet1.G58"/>
          </calcext:conditional-format>
          <calcext:conditional-format calcext:target-range-address="Sheet1.G59:Sheet1.G59">
            <calcext:condition calcext:apply-style-name="Purple Background" calcext:value="=&quot;PB0&quot;" calcext:base-cell-address="Sheet1.G59"/>
            <calcext:condition calcext:apply-style-name="Cyan Background" calcext:value="=&quot;PB1&quot;" calcext:base-cell-address="Sheet1.G59"/>
            <calcext:condition calcext:apply-style-name="Yellow Background" calcext:value="=&quot;PB2&quot;" calcext:base-cell-address="Sheet1.G59"/>
            <calcext:condition calcext:apply-style-name="Brown Background" calcext:value="=&quot;PB3&quot;" calcext:base-cell-address="Sheet1.G59"/>
          </calcext:conditional-format>
          <calcext:conditional-format calcext:target-range-address="Sheet1.G60:Sheet1.G60">
            <calcext:condition calcext:apply-style-name="Purple Background" calcext:value="=&quot;PB0&quot;" calcext:base-cell-address="Sheet1.G60"/>
            <calcext:condition calcext:apply-style-name="Cyan Background" calcext:value="=&quot;PB1&quot;" calcext:base-cell-address="Sheet1.G60"/>
            <calcext:condition calcext:apply-style-name="Yellow Background" calcext:value="=&quot;PB2&quot;" calcext:base-cell-address="Sheet1.G60"/>
            <calcext:condition calcext:apply-style-name="Brown Background" calcext:value="=&quot;PB3&quot;" calcext:base-cell-address="Sheet1.G60"/>
          </calcext:conditional-format>
          <calcext:conditional-format calcext:target-range-address="Sheet1.G61:Sheet1.G61">
            <calcext:condition calcext:apply-style-name="Purple Background" calcext:value="=&quot;PB0&quot;" calcext:base-cell-address="Sheet1.G61"/>
            <calcext:condition calcext:apply-style-name="Cyan Background" calcext:value="=&quot;PB1&quot;" calcext:base-cell-address="Sheet1.G61"/>
            <calcext:condition calcext:apply-style-name="Yellow Background" calcext:value="=&quot;PB2&quot;" calcext:base-cell-address="Sheet1.G61"/>
            <calcext:condition calcext:apply-style-name="Brown Background" calcext:value="=&quot;PB3&quot;" calcext:base-cell-address="Sheet1.G61"/>
          </calcext:conditional-format>
          <calcext:conditional-format calcext:target-range-address="Sheet1.G62:Sheet1.G62">
            <calcext:condition calcext:apply-style-name="Purple Background" calcext:value="=&quot;PB0&quot;" calcext:base-cell-address="Sheet1.G62"/>
            <calcext:condition calcext:apply-style-name="Cyan Background" calcext:value="=&quot;PB1&quot;" calcext:base-cell-address="Sheet1.G62"/>
            <calcext:condition calcext:apply-style-name="Yellow Background" calcext:value="=&quot;PB2&quot;" calcext:base-cell-address="Sheet1.G62"/>
            <calcext:condition calcext:apply-style-name="Brown Background" calcext:value="=&quot;PB3&quot;" calcext:base-cell-address="Sheet1.G62"/>
          </calcext:conditional-format>
          <calcext:conditional-format calcext:target-range-address="Sheet1.G63:Sheet1.G63">
            <calcext:condition calcext:apply-style-name="Purple Background" calcext:value="=&quot;PB0&quot;" calcext:base-cell-address="Sheet1.G63"/>
            <calcext:condition calcext:apply-style-name="Cyan Background" calcext:value="=&quot;PB1&quot;" calcext:base-cell-address="Sheet1.G63"/>
            <calcext:condition calcext:apply-style-name="Yellow Background" calcext:value="=&quot;PB2&quot;" calcext:base-cell-address="Sheet1.G63"/>
            <calcext:condition calcext:apply-style-name="Brown Background" calcext:value="=&quot;PB3&quot;" calcext:base-cell-address="Sheet1.G63"/>
          </calcext:conditional-format>
          <calcext:conditional-format calcext:target-range-address="Sheet1.G64:Sheet1.G64">
            <calcext:condition calcext:apply-style-name="Purple Background" calcext:value="=&quot;PB0&quot;" calcext:base-cell-address="Sheet1.G64"/>
            <calcext:condition calcext:apply-style-name="Cyan Background" calcext:value="=&quot;PB1&quot;" calcext:base-cell-address="Sheet1.G64"/>
            <calcext:condition calcext:apply-style-name="Yellow Background" calcext:value="=&quot;PB2&quot;" calcext:base-cell-address="Sheet1.G64"/>
            <calcext:condition calcext:apply-style-name="Brown Background" calcext:value="=&quot;PB3&quot;" calcext:base-cell-address="Sheet1.G64"/>
          </calcext:conditional-format>
          <calcext:conditional-format calcext:target-range-address="Sheet1.G65:Sheet1.G65">
            <calcext:condition calcext:apply-style-name="Purple Background" calcext:value="=&quot;PB0&quot;" calcext:base-cell-address="Sheet1.G65"/>
            <calcext:condition calcext:apply-style-name="Cyan Background" calcext:value="=&quot;PB1&quot;" calcext:base-cell-address="Sheet1.G65"/>
            <calcext:condition calcext:apply-style-name="Yellow Background" calcext:value="=&quot;PB2&quot;" calcext:base-cell-address="Sheet1.G65"/>
            <calcext:condition calcext:apply-style-name="Brown Background" calcext:value="=&quot;PB3&quot;" calcext:base-cell-address="Sheet1.G65"/>
          </calcext:conditional-format>
          <calcext:conditional-format calcext:target-range-address="Sheet1.G66:Sheet1.G66">
            <calcext:condition calcext:apply-style-name="Purple Background" calcext:value="=&quot;PB0&quot;" calcext:base-cell-address="Sheet1.G66"/>
            <calcext:condition calcext:apply-style-name="Cyan Background" calcext:value="=&quot;PB1&quot;" calcext:base-cell-address="Sheet1.G66"/>
            <calcext:condition calcext:apply-style-name="Yellow Background" calcext:value="=&quot;PB2&quot;" calcext:base-cell-address="Sheet1.G66"/>
            <calcext:condition calcext:apply-style-name="Brown Background" calcext:value="=&quot;PB3&quot;" calcext:base-cell-address="Sheet1.G66"/>
          </calcext:conditional-format>
          <calcext:conditional-format calcext:target-range-address="Sheet1.G67:Sheet1.G67">
            <calcext:condition calcext:apply-style-name="Purple Background" calcext:value="=&quot;PB0&quot;" calcext:base-cell-address="Sheet1.G67"/>
            <calcext:condition calcext:apply-style-name="Cyan Background" calcext:value="=&quot;PB1&quot;" calcext:base-cell-address="Sheet1.G67"/>
            <calcext:condition calcext:apply-style-name="Yellow Background" calcext:value="=&quot;PB2&quot;" calcext:base-cell-address="Sheet1.G67"/>
            <calcext:condition calcext:apply-style-name="Brown Background" calcext:value="=&quot;PB3&quot;" calcext:base-cell-address="Sheet1.G67"/>
          </calcext:conditional-format>
          <calcext:conditional-format calcext:target-range-address="Sheet1.G68:Sheet1.G68">
            <calcext:condition calcext:apply-style-name="Purple Background" calcext:value="=&quot;PB0&quot;" calcext:base-cell-address="Sheet1.G68"/>
            <calcext:condition calcext:apply-style-name="Cyan Background" calcext:value="=&quot;PB1&quot;" calcext:base-cell-address="Sheet1.G68"/>
            <calcext:condition calcext:apply-style-name="Yellow Background" calcext:value="=&quot;PB2&quot;" calcext:base-cell-address="Sheet1.G68"/>
            <calcext:condition calcext:apply-style-name="Brown Background" calcext:value="=&quot;PB3&quot;" calcext:base-cell-address="Sheet1.G68"/>
          </calcext:conditional-format>
          <calcext:conditional-format calcext:target-range-address="Sheet1.G69:Sheet1.G69">
            <calcext:condition calcext:apply-style-name="Purple Background" calcext:value="=&quot;PB0&quot;" calcext:base-cell-address="Sheet1.G69"/>
            <calcext:condition calcext:apply-style-name="Cyan Background" calcext:value="=&quot;PB1&quot;" calcext:base-cell-address="Sheet1.G69"/>
            <calcext:condition calcext:apply-style-name="Yellow Background" calcext:value="=&quot;PB2&quot;" calcext:base-cell-address="Sheet1.G69"/>
            <calcext:condition calcext:apply-style-name="Brown Background" calcext:value="=&quot;PB3&quot;" calcext:base-cell-address="Sheet1.G69"/>
          </calcext:conditional-format>
          <calcext:conditional-format calcext:target-range-address="Sheet1.G70:Sheet1.G70">
            <calcext:condition calcext:apply-style-name="Purple Background" calcext:value="=&quot;PB0&quot;" calcext:base-cell-address="Sheet1.G70"/>
            <calcext:condition calcext:apply-style-name="Cyan Background" calcext:value="=&quot;PB1&quot;" calcext:base-cell-address="Sheet1.G70"/>
            <calcext:condition calcext:apply-style-name="Yellow Background" calcext:value="=&quot;PB2&quot;" calcext:base-cell-address="Sheet1.G70"/>
            <calcext:condition calcext:apply-style-name="Brown Background" calcext:value="=&quot;PB3&quot;" calcext:base-cell-address="Sheet1.G70"/>
          </calcext:conditional-format>
          <calcext:conditional-format calcext:target-range-address="Sheet1.G71:Sheet1.G71">
            <calcext:condition calcext:apply-style-name="Purple Background" calcext:value="=&quot;PB0&quot;" calcext:base-cell-address="Sheet1.G71"/>
            <calcext:condition calcext:apply-style-name="Cyan Background" calcext:value="=&quot;PB1&quot;" calcext:base-cell-address="Sheet1.G71"/>
            <calcext:condition calcext:apply-style-name="Yellow Background" calcext:value="=&quot;PB2&quot;" calcext:base-cell-address="Sheet1.G71"/>
            <calcext:condition calcext:apply-style-name="Brown Background" calcext:value="=&quot;PB3&quot;" calcext:base-cell-address="Sheet1.G71"/>
          </calcext:conditional-format>
          <calcext:conditional-format calcext:target-range-address="Sheet1.G72:Sheet1.G72">
            <calcext:condition calcext:apply-style-name="Purple Background" calcext:value="=&quot;PB0&quot;" calcext:base-cell-address="Sheet1.G72"/>
            <calcext:condition calcext:apply-style-name="Cyan Background" calcext:value="=&quot;PB1&quot;" calcext:base-cell-address="Sheet1.G72"/>
            <calcext:condition calcext:apply-style-name="Yellow Background" calcext:value="=&quot;PB2&quot;" calcext:base-cell-address="Sheet1.G72"/>
            <calcext:condition calcext:apply-style-name="Brown Background" calcext:value="=&quot;PB3&quot;" calcext:base-cell-address="Sheet1.G72"/>
          </calcext:conditional-format>
          <calcext:conditional-format calcext:target-range-address="Sheet1.G73:Sheet1.G73">
            <calcext:condition calcext:apply-style-name="Purple Background" calcext:value="=&quot;PB0&quot;" calcext:base-cell-address="Sheet1.G73"/>
            <calcext:condition calcext:apply-style-name="Cyan Background" calcext:value="=&quot;PB1&quot;" calcext:base-cell-address="Sheet1.G73"/>
            <calcext:condition calcext:apply-style-name="Yellow Background" calcext:value="=&quot;PB2&quot;" calcext:base-cell-address="Sheet1.G73"/>
            <calcext:condition calcext:apply-style-name="Brown Background" calcext:value="=&quot;PB3&quot;" calcext:base-cell-address="Sheet1.G73"/>
          </calcext:conditional-format>
          <calcext:conditional-format calcext:target-range-address="Sheet1.G74:Sheet1.G74">
            <calcext:condition calcext:apply-style-name="Purple Background" calcext:value="=&quot;PB0&quot;" calcext:base-cell-address="Sheet1.G74"/>
            <calcext:condition calcext:apply-style-name="Cyan Background" calcext:value="=&quot;PB1&quot;" calcext:base-cell-address="Sheet1.G74"/>
            <calcext:condition calcext:apply-style-name="Yellow Background" calcext:value="=&quot;PB2&quot;" calcext:base-cell-address="Sheet1.G74"/>
            <calcext:condition calcext:apply-style-name="Brown Background" calcext:value="=&quot;PB3&quot;" calcext:base-cell-address="Sheet1.G74"/>
          </calcext:conditional-format>
          <calcext:conditional-format calcext:target-range-address="Sheet1.G75:Sheet1.G75">
            <calcext:condition calcext:apply-style-name="Purple Background" calcext:value="=&quot;PB0&quot;" calcext:base-cell-address="Sheet1.G75"/>
            <calcext:condition calcext:apply-style-name="Cyan Background" calcext:value="=&quot;PB1&quot;" calcext:base-cell-address="Sheet1.G75"/>
            <calcext:condition calcext:apply-style-name="Yellow Background" calcext:value="=&quot;PB2&quot;" calcext:base-cell-address="Sheet1.G75"/>
            <calcext:condition calcext:apply-style-name="Brown Background" calcext:value="=&quot;PB3&quot;" calcext:base-cell-address="Sheet1.G75"/>
          </calcext:conditional-format>
          <calcext:conditional-format calcext:target-range-address="Sheet1.G76:Sheet1.G76">
            <calcext:condition calcext:apply-style-name="Purple Background" calcext:value="=&quot;PB0&quot;" calcext:base-cell-address="Sheet1.G76"/>
            <calcext:condition calcext:apply-style-name="Cyan Background" calcext:value="=&quot;PB1&quot;" calcext:base-cell-address="Sheet1.G76"/>
            <calcext:condition calcext:apply-style-name="Yellow Background" calcext:value="=&quot;PB2&quot;" calcext:base-cell-address="Sheet1.G76"/>
            <calcext:condition calcext:apply-style-name="Brown Background" calcext:value="=&quot;PB3&quot;" calcext:base-cell-address="Sheet1.G76"/>
          </calcext:conditional-format>
          <calcext:conditional-format calcext:target-range-address="Sheet1.G77:Sheet1.G77">
            <calcext:condition calcext:apply-style-name="Purple Background" calcext:value="=&quot;PB0&quot;" calcext:base-cell-address="Sheet1.G77"/>
            <calcext:condition calcext:apply-style-name="Cyan Background" calcext:value="=&quot;PB1&quot;" calcext:base-cell-address="Sheet1.G77"/>
            <calcext:condition calcext:apply-style-name="Yellow Background" calcext:value="=&quot;PB2&quot;" calcext:base-cell-address="Sheet1.G77"/>
            <calcext:condition calcext:apply-style-name="Brown Background" calcext:value="=&quot;PB3&quot;" calcext:base-cell-address="Sheet1.G77"/>
          </calcext:conditional-format>
          <calcext:conditional-format calcext:target-range-address="Sheet1.G78:Sheet1.G78">
            <calcext:condition calcext:apply-style-name="Purple Background" calcext:value="=&quot;PB0&quot;" calcext:base-cell-address="Sheet1.G78"/>
            <calcext:condition calcext:apply-style-name="Cyan Background" calcext:value="=&quot;PB1&quot;" calcext:base-cell-address="Sheet1.G78"/>
            <calcext:condition calcext:apply-style-name="Yellow Background" calcext:value="=&quot;PB2&quot;" calcext:base-cell-address="Sheet1.G78"/>
            <calcext:condition calcext:apply-style-name="Brown Background" calcext:value="=&quot;PB3&quot;" calcext:base-cell-address="Sheet1.G78"/>
          </calcext:conditional-format>
          <calcext:conditional-format calcext:target-range-address="Sheet1.G79:Sheet1.G79">
            <calcext:condition calcext:apply-style-name="Purple Background" calcext:value="=&quot;PB0&quot;" calcext:base-cell-address="Sheet1.G79"/>
            <calcext:condition calcext:apply-style-name="Cyan Background" calcext:value="=&quot;PB1&quot;" calcext:base-cell-address="Sheet1.G79"/>
            <calcext:condition calcext:apply-style-name="Yellow Background" calcext:value="=&quot;PB2&quot;" calcext:base-cell-address="Sheet1.G79"/>
            <calcext:condition calcext:apply-style-name="Brown Background" calcext:value="=&quot;PB3&quot;" calcext:base-cell-address="Sheet1.G79"/>
          </calcext:conditional-format>
          <calcext:conditional-format calcext:target-range-address="Sheet1.G80:Sheet1.G80">
            <calcext:condition calcext:apply-style-name="Purple Background" calcext:value="=&quot;PB0&quot;" calcext:base-cell-address="Sheet1.G80"/>
            <calcext:condition calcext:apply-style-name="Cyan Background" calcext:value="=&quot;PB1&quot;" calcext:base-cell-address="Sheet1.G80"/>
            <calcext:condition calcext:apply-style-name="Yellow Background" calcext:value="=&quot;PB2&quot;" calcext:base-cell-address="Sheet1.G80"/>
            <calcext:condition calcext:apply-style-name="Brown Background" calcext:value="=&quot;PB3&quot;" calcext:base-cell-address="Sheet1.G80"/>
          </calcext:conditional-format>
          <calcext:conditional-format calcext:target-range-address="Sheet1.A2:Sheet1.A1048576">
            <calcext:condition calcext:apply-style-name="Overline" calcext:value="ends-with(&quot;#&quot;)" calcext:base-cell-address="Sheet1.A2"/>
          </calcext:conditional-format>
          <calcext:conditional-format calcext:target-range-address="Sheet1.B1:Sheet1.B1">
            <calcext:condition calcext:apply-style-name="Green background" calcext:value="=&quot;I&quot;" calcext:base-cell-address="Sheet1.B1"/>
            <calcext:condition calcext:apply-style-name="Red background" calcext:value="=&quot;O&quot;" calcext:base-cell-address="Sheet1.B1"/>
          </calcext:conditional-format>
          <calcext:conditional-format calcext:target-range-address="Sheet1.C1:Sheet1.C1">
            <calcext:condition calcext:apply-style-name="Green background" calcext:value="=&quot;I&quot;" calcext:base-cell-address="Sheet1.C1"/>
            <calcext:condition calcext:apply-style-name="Red background" calcext:value="=&quot;O&quot;" calcext:base-cell-address="Sheet1.C1"/>
          </calcext:conditional-format>
          <calcext:conditional-format calcext:target-range-address="Sheet1.D1:Sheet1.D1">
            <calcext:condition calcext:apply-style-name="Green background" calcext:value="=&quot;I&quot;" calcext:base-cell-address="Sheet1.D1"/>
            <calcext:condition calcext:apply-style-name="Red background" calcext:value="=&quot;O&quot;" calcext:base-cell-address="Sheet1.D1"/>
          </calcext:conditional-format>
          <calcext:conditional-format calcext:target-range-address="Sheet1.E1:Sheet1.E1">
            <calcext:condition calcext:apply-style-name="Green background" calcext:value="=&quot;I&quot;" calcext:base-cell-address="Sheet1.E1"/>
            <calcext:condition calcext:apply-style-name="Red background" calcext:value="=&quot;O&quot;" calcext:base-cell-address="Sheet1.E1"/>
          </calcext:conditional-format>
          <calcext:conditional-format calcext:target-range-address="Sheet1.F1:Sheet1.F1">
            <calcext:condition calcext:apply-style-name="Green background" calcext:value="=&quot;I&quot;" calcext:base-cell-address="Sheet1.F1"/>
            <calcext:condition calcext:apply-style-name="Red background" calcext:value="=&quot;O&quot;" calcext:base-cell-address="Sheet1.F1"/>
          </calcext:conditional-format>
          <calcext:conditional-format calcext:target-range-address="Sheet1.G1:Sheet1.G1">
            <calcext:condition calcext:apply-style-name="Purple Background" calcext:value="=&quot;PB0&quot;" calcext:base-cell-address="Sheet1.G1"/>
            <calcext:condition calcext:apply-style-name="Cyan Background" calcext:value="=&quot;PB1&quot;" calcext:base-cell-address="Sheet1.G1"/>
            <calcext:condition calcext:apply-style-name="Yellow Background" calcext:value="=&quot;PB2&quot;" calcext:base-cell-address="Sheet1.G1"/>
            <calcext:condition calcext:apply-style-name="Brown Background" calcext:value="=&quot;PB3&quot;" calcext:base-cell-address="Sheet1.G1"/>
          </calcext:conditional-format>
          <calcext:conditional-format calcext:target-range-address="Sheet1.I1:Sheet1.I1">
            <calcext:condition calcext:apply-style-name="Red background" calcext:value="=&quot;Open Drain&quot;" calcext:base-cell-address="Sheet1.I1"/>
          </calcext:conditional-format>
          <calcext:conditional-format calcext:target-range-address="Sheet1.A1:Sheet1.A1">
            <calcext:condition calcext:apply-style-name="Overline" calcext:value="ends-with(&quot;#&quot;)" calcext:base-cell-address="Sheet1.A1"/>
          </calcext:conditional-format>
          <calcext:conditional-format calcext:target-range-address="Sheet1.J51:Sheet1.J1048576 Sheet1.J1:Sheet1.J49">
            <calcext:condition calcext:apply-style-name="Green background" calcext:value="contains-text(&quot;Pull&quot;)" calcext:base-cell-address="Sheet1.J1"/>
            <calcext:condition calcext:apply-style-name="Green background" calcext:value="contains-text(&quot;Hold&quot;)" calcext:base-cell-address="Sheet1.J1"/>
          </calcext:conditional-format>
          <calcext:conditional-format calcext:target-range-address="Sheet1.J50:Sheet1.J50">
            <calcext:condition calcext:apply-style-name="Green background" calcext:value="contains-text(&quot;Pull&quot;)" calcext:base-cell-address="Sheet1.J50"/>
            <calcext:condition calcext:apply-style-name="Green background" calcext:value="contains-text(&quot;Hold&quot;)" calcext:base-cell-address="Sheet1.J50"/>
          </calcext:conditional-format>
        </calcext:conditional-formats>
      </table:table>
      <table:named-expressions/>
      <table:database-ranges>
        <table:database-range table:name="signals" table:target-range-address="Sheet1.A2:Sheet1.AMJ80" table:contains-header="false"/>
        <table:database-range table:name="__Anonymous_Sheet_DB__0" table:target-range-address="Sheet1.A2:Sheet1.K80" table:contains-header="false">
          <table:sort>
            <table:sort-by table:field-number="1" table:data-type="automatic"/>
            <table:sort-by table:field-number="2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yriad Web Pro" svg:font-family="'Myriad Web Pro'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_20_background" style:display-name="Green background" style:family="table-cell" style:parent-style-name="Default">
      <style:table-cell-properties fo:background-color="#94bd5e"/>
    </style:style>
    <style:style style:name="Red_20_background" style:display-name="Red background" style:family="table-cell" style:parent-style-name="Default">
      <style:table-cell-properties fo:background-color="#eb613d"/>
    </style:style>
    <style:style style:name="Purple_20_Background" style:display-name="Purple Background" style:family="table-cell" style:parent-style-name="Default">
      <style:table-cell-properties fo:background-color="#9966cc"/>
    </style:style>
    <style:style style:name="Cyan_20_Background" style:display-name="Cyan Background" style:family="table-cell" style:parent-style-name="Default">
      <style:table-cell-properties fo:background-color="#00cccc"/>
    </style:style>
    <style:style style:name="Yellow_20_Background" style:display-name="Yellow Background" style:family="table-cell" style:parent-style-name="Default">
      <style:table-cell-properties fo:background-color="#cccc00"/>
    </style:style>
    <style:style style:name="Brown_20_Background" style:display-name="Brown Background" style:family="table-cell" style:parent-style-name="Default">
      <style:table-cell-properties fo:background-color="#996633"/>
    </style:style>
    <style:style style:name="Overline" style:family="table-cell" style:parent-style-name="Default">
      <style:table-cell-properties style:vertical-justify="auto"/>
      <style:paragraph-properties css3t:text-justify="auto"/>
      <style:text-properties style:text-overline-style="solid" style:text-overline-width="auto" style:text-ov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9">00/00/0000</text:date>, <text:time style:data-style-name="N2" text:time-value="0000-00-00T00:00:02.420145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os </meta:initial-creator>
    <meta:creation-date>2014-07-16T23:46:56.265533554</meta:creation-date>
    <dc:date>2014-07-19T15:45:06.732648728</dc:date>
    <dc:creator>Alexios </dc:creator>
    <meta:editing-duration>PT21H16M59S</meta:editing-duration>
    <meta:editing-cycles>151</meta:editing-cycles>
    <meta:generator>LibreOffice/4.1.4.2$Linux_X86_64 LibreOffice_project/410m0$Build-2</meta:generator>
    <meta:document-statistic meta:table-count="1" meta:cell-count="543" meta:object-count="0"/>
  </office:meta>
</office:document-meta>
</file>